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800080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800080"/>
    </style:style>
    <style:style style:family="paragraph" style:name="a15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bitmap" draw:fill-image-name="a14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center" draw:fill="solid" draw:fill-color="#ffc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8410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0d4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9e5e9b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480" draw:master-page-name="Master1-Layout1-title-Title-Slide" presentation:presentation-page-layout-name="Master1-PPL1" draw:id="Slide-256">
        <draw:frame draw:id="id348" presentation:style-name="a1484" draw:name="Title 1" svg:x="1.66667in" svg:y="1.22743in" svg:width="10in" svg:height="2.61111in" presentation:class="title" presentation:placeholder="false">
          <draw:text-box>
            <text:p text:style-name="a1483" text:class-names="" text:cond-style-name=""><text:span text:style-name="a1481" text:class-names="">AptosDisplay</text:span><text:span text:style-name="a1482" text:class-names=""/></text:p>
          </draw:text-box>
          <svg:title/>
          <svg:desc/>
        </draw:frame>
        <draw:frame draw:id="id349" presentation:style-name="a1488" draw:name="Subtitle 2" svg:x="1.66667in" svg:y="3.93924in" svg:width="10in" svg:height="1.81076in" presentation:class="subtitle" presentation:placeholder="false">
          <draw:text-box>
            <text:p text:style-name="a1487" text:class-names="" text:cond-style-name=""><text:span text:style-name="a1485" text:class-names="">Aptos</text:span><text:span text:style-name="a1486" text:class-names=""/></text:p>
          </draw:text-box>
          <svg:title/>
          <svg:desc/>
        </draw:frame>
      </draw:page>
      <draw:page draw:name="Slide2" draw:style-name="a1490" draw:master-page-name="Master3-Layout2-obj-Title-and-Content" presentation:presentation-page-layout-name="Master3-PPL2" draw:id="Slide-257">
        <draw:frame draw:id="id350" presentation:style-name="a1495" draw:name="Title 1" svg:x="0.7066in" svg:y="0.4951in" svg:width="10.28513in" svg:height="1.53164in" presentation:class="title" presentation:placeholder="false">
          <draw:text-box>
            <text:p text:style-name="a1494" text:class-names="" text:cond-style-name=""><text:span text:style-name="a1491" text:class-names="">Century<text:s text:c="1"/></text:span><text:span text:style-name="a1492" text:class-names="">Gothic</text:span><text:span text:style-name="a1493" text:class-names=""/></text:p>
          </draw:text-box>
          <svg:title/>
          <svg:desc/>
        </draw:frame>
        <draw:frame draw:id="id351" presentation:style-name="a1507" draw:name="Content Placeholder 2" svg:x="1.2066in" svg:y="2.2451in" svg:width="9.78406in" svg:height="4.58823in" presentation:class="outline" presentation:placeholder="false">
          <draw:text-box>
            <text:list text:style-name="a1502">
              <text:list-item>
                <text:p text:style-name="a1501" text:class-names="" text:cond-style-name=""><text:span text:style-name="a1496" text:class-names="">Times</text:span><text:span text:style-name="a1497" text:class-names=""><text:s text:c="1"/></text:span><text:span text:style-name="a1498" text:class-names="">New</text:span><text:span text:style-name="a1499" text:class-names=""><text:s text:c="1"/></text:span><text:span text:style-name="a1500" text:class-names="">Roman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3" text:class-names="">Highlight</text:span><text:span text:style-name="a15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3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442" draw:style="radial" draw:cx="50%" draw:cy="50%" draw:start-color="#50b9c1" draw:end-color="#50b9c1" draw:start-intensity="6%" draw:end-intensity="7%"/>
    <draw:gradient draw:name="a1056" draw:style="radial" draw:cx="50%" draw:cy="50%" draw:start-color="#50b9c1" draw:end-color="#50b9c1" draw:start-intensity="6%" draw:end-intensity="7%"/>
    <draw:gradient draw:name="a1123" draw:style="radial" draw:cx="50%" draw:cy="50%" draw:start-color="#50b9c1" draw:end-color="#50b9c1" draw:start-intensity="6%" draw:end-intensity="7%"/>
    <draw:gradient draw:name="a1189" draw:style="radial" draw:cx="50%" draw:cy="50%" draw:start-color="#50b9c1" draw:end-color="#50b9c1" draw:start-intensity="6%" draw:end-intensity="7%"/>
    <draw:gradient draw:name="a1257" draw:style="radial" draw:cx="50%" draw:cy="50%" draw:start-color="#50b9c1" draw:end-color="#50b9c1" draw:start-intensity="6%" draw:end-intensity="7%"/>
    <draw:gradient draw:name="a1077" draw:style="radial" draw:cx="50%" draw:cy="50%" draw:start-color="#50b9c1" draw:end-color="#50b9c1" draw:start-intensity="6%" draw:end-intensity="7%"/>
    <draw:gradient draw:name="a1400" draw:style="radial" draw:cx="50%" draw:cy="50%" draw:start-color="#50b9c1" draw:end-color="#50b9c1" draw:start-intensity="6%" draw:end-intensity="7%"/>
    <draw:gradient draw:name="a805" draw:style="radial" draw:cx="50%" draw:cy="50%" draw:start-color="#50b9c1" draw:end-color="#50b9c1" draw:start-intensity="6%" draw:end-intensity="7%"/>
    <draw:gradient draw:name="a876" draw:style="radial" draw:cx="50%" draw:cy="50%" draw:start-color="#50b9c1" draw:end-color="#50b9c1" draw:start-intensity="6%" draw:end-intensity="7%"/>
    <draw:gradient draw:name="a1337" draw:style="radial" draw:cx="50%" draw:cy="50%" draw:start-color="#50b9c1" draw:end-color="#50b9c1" draw:start-intensity="6%" draw:end-intensity="7%"/>
    <draw:gradient draw:name="a1286" draw:style="radial" draw:cx="50%" draw:cy="50%" draw:start-color="#50b9c1" draw:end-color="#50b9c1" draw:start-intensity="6%" draw:end-intensity="7%"/>
    <draw:gradient draw:name="a1031" draw:style="radial" draw:cx="50%" draw:cy="50%" draw:start-color="#50b9c1" draw:end-color="#50b9c1" draw:start-intensity="6%" draw:end-intensity="7%"/>
    <draw:gradient draw:name="a1156" draw:style="radial" draw:cx="50%" draw:cy="50%" draw:start-color="#50b9c1" draw:end-color="#50b9c1" draw:start-intensity="6%" draw:end-intensity="7%"/>
    <draw:gradient draw:name="a764" draw:style="radial" draw:cx="50%" draw:cy="50%" draw:start-color="#50b9c1" draw:end-color="#50b9c1" draw:start-intensity="6%" draw:end-intensity="7%"/>
    <draw:gradient draw:name="a1218" draw:style="radial" draw:cx="50%" draw:cy="50%" draw:start-color="#50b9c1" draw:end-color="#50b9c1" draw:start-intensity="6%" draw:end-intensity="7%"/>
    <draw:gradient draw:name="a964" draw:style="radial" draw:cx="50%" draw:cy="50%" draw:start-color="#50b9c1" draw:end-color="#50b9c1" draw:start-intensity="6%" draw:end-intensity="7%"/>
    <draw:gradient draw:name="a834" draw:style="radial" draw:cx="50%" draw:cy="50%" draw:start-color="#50b9c1" draw:end-color="#50b9c1" draw:start-intensity="6%" draw:end-intensity="7%"/>
    <draw:gradient draw:name="a905" draw:style="radial" draw:cx="50%" draw:cy="50%" draw:start-color="#50b9c1" draw:end-color="#50b9c1" draw:start-intensity="6%" draw:end-intensity="7%"/>
    <draw:fill-image draw:name="a1185" xlink:href="media/image1.png" xlink:show="embed" xlink:actuate="onLoad"/>
    <draw:fill-image draw:name="a1253" xlink:href="media/image1.png" xlink:show="embed" xlink:actuate="onLoad"/>
    <draw:fill-image draw:name="a1438" xlink:href="media/image1.png" xlink:show="embed" xlink:actuate="onLoad"/>
    <draw:fill-image draw:name="a1119" xlink:href="media/image1.png" xlink:show="embed" xlink:actuate="onLoad"/>
    <draw:fill-image draw:name="a1073" xlink:href="media/image1.png" xlink:show="embed" xlink:actuate="onLoad"/>
    <draw:fill-image draw:name="a801" xlink:href="media/image1.png" xlink:show="embed" xlink:actuate="onLoad"/>
    <draw:fill-image draw:name="a1396" xlink:href="media/image1.png" xlink:show="embed" xlink:actuate="onLoad"/>
    <draw:fill-image draw:name="a872" xlink:href="media/image1.png" xlink:show="embed" xlink:actuate="onLoad"/>
    <draw:fill-image draw:name="a1333" xlink:href="media/image1.png" xlink:show="embed" xlink:actuate="onLoad"/>
    <draw:fill-image draw:name="a1282" xlink:href="media/image1.png" xlink:show="embed" xlink:actuate="onLoad"/>
    <draw:fill-image draw:name="a1152" xlink:href="media/image1.png" xlink:show="embed" xlink:actuate="onLoad"/>
    <draw:fill-image draw:name="a760" xlink:href="media/image1.png" xlink:show="embed" xlink:actuate="onLoad"/>
    <draw:fill-image draw:name="a1214" xlink:href="media/image1.png" xlink:show="embed" xlink:actuate="onLoad"/>
    <draw:fill-image draw:name="a960" xlink:href="media/image1.png" xlink:show="embed" xlink:actuate="onLoad"/>
    <draw:fill-image draw:name="a830" xlink:href="media/image1.png" xlink:show="embed" xlink:actuate="onLoad"/>
    <draw:fill-image draw:name="a1027" xlink:href="media/image1.png" xlink:show="embed" xlink:actuate="onLoad"/>
    <draw:fill-image draw:name="a1489" xlink:href="media/image1.png" xlink:show="embed" xlink:actuate="onLoad"/>
    <draw:fill-image draw:name="a901" xlink:href="media/image1.png" xlink:show="embed" xlink:actuate="onLoad"/>
    <draw:fill-image draw:name="a105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bitmap" draw:fill-image-name="a8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fo:clip="rect(0in, 0in, 0in, 0.16549in)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fo:clip="rect(0in, 0in, 0in, 0.92197in)" draw:stroke="non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draw:fill="gradient" draw:fill-gradient-name="a805" draw:stroke="none"/>
    </style:style>
    <style:style style:family="graphic" style:name="a807" style:parent-style-name="Graphics">
      <style:graphic-properties draw:fill="none" fo:clip="rect(0.50523in, 0in, 0in, 0in)" draw:stroke="none"/>
    </style:style>
    <style:style style:family="graphic" style:name="a808" style:parent-style-name="Graphics">
      <style:graphic-properties draw:fill="none" fo:clip="rect(0in, 0in, 0.25343in, 0in)" draw:stroke="none"/>
    </style:style>
    <style:style style:family="graphic" style:name="a8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bitmap" draw:fill-image-name="a9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in, 0in, 0in, 0.16549in)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fo:clip="rect(0in, 0in, 0in, 0.92197in)" draw:stroke="non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6">
      <style:graphic-properties draw:fill="gradient" draw:fill-gradient-name="a905" draw:stroke="none"/>
    </style:style>
    <style:style style:family="graphic" style:name="a907" style:parent-style-name="Graphics">
      <style:graphic-properties draw:fill="none" fo:clip="rect(0.50523in, 0in, 0in, 0in)" draw:stroke="none"/>
    </style:style>
    <style:style style:family="graphic" style:name="a908" style:parent-style-name="Graphics">
      <style:graphic-properties draw:fill="none" fo:clip="rect(0in, 0in, 0.25343in, 0in)" draw:stroke="non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0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bitmap" draw:fill-image-name="a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fo:clip="rect(0in, 0in, 0in, 0.16549in)" draw:stroke="none"/>
    </style:style>
    <style:style style:family="text" style:name="a7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.92197in)" draw:stroke="none"/>
    </style:style>
    <style:style style:family="text" style:name="a9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draw:fill="gradient" draw:fill-gradient-name="a834" draw:stroke="non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 style:parent-style-name="Graphics">
      <style:graphic-properties draw:fill="none" fo:clip="rect(0.50523in, 0in, 0in, 0in)" draw:stroke="non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 style:parent-style-name="Graphics">
      <style:graphic-properties draw:fill="none" fo:clip="rect(0in, 0in, 0.25343in, 0in)" draw:stroke="non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bitmap" draw:fill-image-name="a76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 style:parent-style-name="Graphics">
      <style:graphic-properties draw:fill="none" fo:clip="rect(0in, 0in, 0in, 0.16549in)" draw:stroke="non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 style:parent-style-name="Graphics">
      <style:graphic-properties draw:fill="none" fo:clip="rect(0in, 0in, 0in, 0.92197in)" draw:stroke="none"/>
    </style:style>
    <style:style style:family="text" style:name="a6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graphic" style:name="a766" style:parent-style-name="Graphics">
      <style:graphic-properties draw:fill="none" fo:clip="rect(0.50523in, 0in, 0in, 0in)" draw:stroke="non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fo:clip="rect(0in, 0in, 0.25343in, 0in)" draw:stroke="non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8">
      <style:drawing-page-properties draw:fill="bitmap" draw:fill-image-name="a10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 style:parent-style-name="Graphics">
      <style:graphic-properties draw:fill="none" fo:clip="rect(0in, 0in, 0in, 0.16549in)" draw:stroke="non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fo:clip="rect(0in, 0in, 0in, 0.92197in)" draw:stroke="none"/>
    </style:style>
    <style:style style:family="paragraph" style:name="a9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draw:fill="gradient" draw:fill-gradient-name="a1031" draw:stroke="none"/>
    </style:style>
    <style:style style:family="graphic" style:name="a1033" style:parent-style-name="Graphics">
      <style:graphic-properties draw:fill="none" fo:clip="rect(0.50523in, 0in, 0in, 0in)" draw:stroke="none"/>
    </style:style>
    <style:style style:family="graphic" style:name="a1034" style:parent-style-name="Graphics">
      <style:graphic-properties draw:fill="none" fo:clip="rect(0in, 0in, 0.25343in, 0in)" draw:stroke="non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0">
      <style:drawing-page-properties draw:fill="bitmap" draw:fill-image-name="a1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 style:parent-style-name="Graphics">
      <style:graphic-properties draw:fill="none" fo:clip="rect(0in, 0in, 0in, 0.16549in)" draw:stroke="non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 style:parent-style-name="Graphics">
      <style:graphic-properties draw:fill="none" fo:clip="rect(0in, 0in, 0in, 0.92197in)" draw:stroke="non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draw:fill="gradient" draw:fill-gradient-name="a1123" draw:stroke="non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5" style:parent-style-name="Graphics">
      <style:graphic-properties draw:fill="none" fo:clip="rect(0.50523in, 0in, 0in, 0in)" draw:stroke="none"/>
    </style:style>
    <style:style style:family="graphic" style:name="a1126" style:parent-style-name="Graphics">
      <style:graphic-properties draw:fill="none" fo:clip="rect(0in, 0in, 0.25343in, 0in)" draw:stroke="non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bitmap" draw:fill-image-name="a8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fo:clip="rect(0in, 0in, 0in, 0.16549in)" draw:stroke="non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none" fo:clip="rect(0in, 0in, 0in, 0.92197in)" draw:stroke="non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draw:fill="gradient" draw:fill-gradient-name="a876" draw:stroke="non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.50523in, 0in, 0in, 0in)" draw:stroke="non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9" style:parent-style-name="Graphics">
      <style:graphic-properties draw:fill="none" fo:clip="rect(0in, 0in, 0.25343in, 0in)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bitmap" draw:fill-image-name="a10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 style:parent-style-name="Graphics">
      <style:graphic-properties draw:fill="none" fo:clip="rect(0in, 0in, 0in, 0.16549in)" draw:stroke="non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 style:parent-style-name="Graphics">
      <style:graphic-properties draw:fill="none" fo:clip="rect(0in, 0in, 0in, 0.92197in)" draw:stroke="non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fo:clip="rect(0.50523in, 0in, 0in, 0in)" draw:stroke="non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 style:parent-style-name="Graphics">
      <style:graphic-properties draw:fill="none" fo:clip="rect(0in, 0in, 0.25343in, 0in)" draw:stroke="non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5">
      <style:drawing-page-properties draw:fill="bitmap" draw:fill-image-name="a12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6" style:parent-style-name="Graphics">
      <style:graphic-properties draw:fill="none" fo:clip="rect(0in, 0in, 0in, 0.16549in)" draw:stroke="none"/>
    </style:style>
    <style:style style:family="graphic" style:name="a1217" style:parent-style-name="Graphics">
      <style:graphic-properties draw:fill="none" fo:clip="rect(0in, 0in, 0in, 0.92197in)" draw:stroke="none"/>
    </style:style>
    <style:style style:family="graphic" style:name="a1219">
      <style:graphic-properties draw:fill="gradient" draw:fill-gradient-name="a1218" draw:stroke="none"/>
    </style:style>
    <style:style style:family="graphic" style:name="a88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bitmap" draw:fill-image-name="a9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 style:parent-style-name="Graphics">
      <style:graphic-properties draw:fill="none" fo:clip="rect(0in, 0in, 0in, 0.16549in)" draw:stroke="none"/>
    </style:style>
    <style:style style:family="paragraph" style:name="a8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 style:parent-style-name="Graphics">
      <style:graphic-properties draw:fill="none" fo:clip="rect(0in, 0in, 0in, 0.92197in)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5">
      <style:graphic-properties draw:fill="gradient" draw:fill-gradient-name="a964" draw:stroke="non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 style:parent-style-name="Graphics">
      <style:graphic-properties draw:fill="none" fo:clip="rect(0.50523in, 0in, 0in, 0in)" draw:stroke="none"/>
    </style:style>
    <style:style style:family="graphic" style:name="a967" style:parent-style-name="Graphics">
      <style:graphic-properties draw:fill="none" fo:clip="rect(0in, 0in, 0.25343in, 0in)" draw:stroke="none"/>
    </style:style>
    <style:style style:family="graphic" style:name="a106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9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 style:parent-style-name="Graphics">
      <style:graphic-properties draw:fill="none" fo:clip="rect(0.50523in, 0in, 0in, 0in)" draw:stroke="non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 style:parent-style-name="Graphics">
      <style:graphic-properties draw:fill="none" fo:clip="rect(0in, 0in, 0.25343in, 0in)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bitmap" draw:fill-image-name="a10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fo:clip="rect(0in, 0in, 0in, 0.16549in)" draw:stroke="non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in, 0in, 0in, 0.92197in)" draw:stroke="none"/>
    </style:style>
    <style:style style:family="drawing-page" style:name="a1153">
      <style:drawing-page-properties draw:fill="bitmap" draw:fill-image-name="a11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8">
      <style:graphic-properties draw:fill="gradient" draw:fill-gradient-name="a1077" draw:stroke="non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 style:parent-style-name="Graphics">
      <style:graphic-properties draw:fill="none" fo:clip="rect(0in, 0in, 0in, 0.16549in)" draw:stroke="none"/>
    </style:style>
    <style:style style:family="graphic" style:name="a1079" style:parent-style-name="Graphics">
      <style:graphic-properties draw:fill="none" fo:clip="rect(0.50523in, 0in, 0in, 0in)" draw:stroke="non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 style:parent-style-name="Graphics">
      <style:graphic-properties draw:fill="none" fo:clip="rect(0in, 0in, 0in, 0.92197in)" draw:stroke="none"/>
    </style:style>
    <style:style style:family="paragraph" style:name="a12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draw:fill="gradient" draw:fill-gradient-name="a1156" draw:stroke="none"/>
    </style:style>
    <style:style style:family="graphic" style:name="a1158" style:parent-style-name="Graphics">
      <style:graphic-properties draw:fill="none" fo:clip="rect(0.50523in, 0in, 0in, 0in)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9" style:parent-style-name="Graphics">
      <style:graphic-properties draw:fill="none" fo:clip="rect(0in, 0in, 0.25343in, 0in)" draw:stroke="none"/>
    </style:style>
    <style:style style:family="text" style:name="a13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9">
      <style:graphic-properties draw:fill="none" draw:stroke="solid" svg:stroke-width="0.01389in" svg:stroke-color="#8ad0d6" svg:stroke-opacity="40%" svg:stroke-linecap="round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fo:clip="rect(0in, 0in, 0.25343in, 0in)" draw:stroke="none"/>
    </style:style>
    <style:style style:family="graphic" style:name="a108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320">
      <style:graphic-properties draw:fill="none" draw:stroke="solid" svg:stroke-width="0.01389in" svg:stroke-color="#8ad0d6" svg:stroke-opacity="40%" svg:stroke-linecap="round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1">
      <style:graphic-properties draw:fill="gradient" draw:fill-gradient-name="a1400" draw:stroke="non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 style:parent-style-name="Graphics">
      <style:graphic-properties draw:fill="none" fo:clip="rect(0.50523in, 0in, 0in, 0in)" draw:stroke="non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 style:parent-style-name="Graphics">
      <style:graphic-properties draw:fill="none" fo:clip="rect(0in, 0in, 0.25343in, 0in)" draw:stroke="non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4">
      <style:drawing-page-properties draw:fill="bitmap" draw:fill-image-name="a12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fo:clip="rect(0in, 0in, 0in, 0.16549in)" draw:stroke="none"/>
    </style:style>
    <style:style style:family="graphic" style:name="a1256" style:parent-style-name="Graphics">
      <style:graphic-properties draw:fill="none" fo:clip="rect(0in, 0in, 0in, 0.92197in)" draw:stroke="non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8">
      <style:graphic-properties draw:fill="gradient" draw:fill-gradient-name="a1257" draw:stroke="none"/>
    </style:style>
    <style:style style:family="paragraph" style:name="a14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bitmap" draw:fill-image-name="a1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 style:parent-style-name="Graphics">
      <style:graphic-properties draw:fill="none" fo:clip="rect(0.50523in, 0in, 0in, 0in)" draw:stroke="none"/>
    </style:style>
    <style:style style:family="graphic" style:name="a1335" style:parent-style-name="Graphics">
      <style:graphic-properties draw:fill="none" fo:clip="rect(0in, 0in, 0in, 0.16549in)" draw:stroke="none"/>
    </style:style>
    <style:style style:family="graphic" style:name="a1336" style:parent-style-name="Graphics">
      <style:graphic-properties draw:fill="none" fo:clip="rect(0in, 0in, 0in, 0.92197in)" draw:stroke="non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graphic" style:name="a1339" style:parent-style-name="Graphics">
      <style:graphic-properties draw:fill="none" fo:clip="rect(0.50523in, 0in, 0in, 0in)" draw:stroke="non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 style:parent-style-name="Graphics">
      <style:graphic-properties draw:fill="none" fo:clip="rect(0in, 0in, 0.25343in, 0in)" draw:stroke="none"/>
    </style:style>
    <style:style style:family="graphic" style:name="a126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 style:parent-style-name="Graphics">
      <style:graphic-properties draw:fill="none" fo:clip="rect(0in, 0in, 0in, 0.16549in)" draw:stroke="none"/>
    </style:style>
    <style:style style:family="text" style:name="a12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 style:parent-style-name="Graphics">
      <style:graphic-properties draw:fill="none" fo:clip="rect(0in, 0in, 0in, 0.92197in)" draw:stroke="none"/>
    </style:style>
    <style:style style:family="graphic" style:name="a1340" style:parent-style-name="Graphics">
      <style:graphic-properties draw:fill="none" fo:clip="rect(0in, 0in, 0.25343in, 0in)" draw:stroke="non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1" style:parent-style-name="Graphics">
      <style:graphic-properties draw:fill="none" fo:clip="rect(0.50523in, 0in, 0in, 0in)" draw:stroke="none"/>
    </style:style>
    <style:style style:family="graphic" style:name="a1192" style:parent-style-name="Graphics">
      <style:graphic-properties draw:fill="none" fo:clip="rect(0in, 0in, 0.25343in, 0in)" draw:stroke="none"/>
    </style:style>
    <style:style style:family="graphic" style:name="a119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bitmap" draw:fill-image-name="a1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bitmap" draw:fill-image-name="a12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fo:clip="rect(0in, 0in, 0in, 0.16549in)" draw:stroke="none"/>
    </style:style>
    <style:style style:family="graphic" style:name="a1285" style:parent-style-name="Graphics">
      <style:graphic-properties draw:fill="none" fo:clip="rect(0in, 0in, 0in, 0.92197in)" draw:stroke="non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draw:fill="gradient" draw:fill-gradient-name="a1286" draw:stroke="non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 style:parent-style-name="Graphics">
      <style:graphic-properties draw:fill="none" fo:clip="rect(0.50523in, 0in, 0in, 0in)" draw:stroke="none"/>
    </style:style>
    <style:style style:family="graphic" style:name="a1440" style:parent-style-name="Graphics">
      <style:graphic-properties draw:fill="none" fo:clip="rect(0in, 0in, 0in, 0.16549in)" draw:stroke="none"/>
    </style:style>
    <style:style style:family="paragraph" style:name="a136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 style:parent-style-name="Graphics">
      <style:graphic-properties draw:fill="none" fo:clip="rect(0in, 0in, 0.25343in, 0in)" draw:stroke="none"/>
    </style:style>
    <style:style style:family="graphic" style:name="a1441" style:parent-style-name="Graphics">
      <style:graphic-properties draw:fill="none" fo:clip="rect(0in, 0in, 0in, 0.92197in)" draw:stroke="non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graphic" style:name="a1444" style:parent-style-name="Graphics">
      <style:graphic-properties draw:fill="none" fo:clip="rect(0.50523in, 0in, 0in, 0in)" draw:stroke="non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 style:parent-style-name="Graphics">
      <style:graphic-properties draw:fill="none" fo:clip="rect(0in, 0in, 0.25343in, 0in)" draw:stroke="none"/>
    </style:style>
    <style:style style:family="graphic" style:name="a144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4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2">
      <style:graphic-properties draw:fill="none" draw:stroke="solid" svg:stroke-width="0.01389in" svg:stroke-color="#8ad0d6" svg:stroke-opacity="40%" svg:stroke-linecap="round"/>
    </style:style>
    <style:style style:family="graphic" style:name="a1383">
      <style:graphic-properties draw:fill="none" draw:stroke="solid" svg:stroke-width="0.01389in" svg:stroke-color="#8ad0d6" svg:stroke-opacity="40%" svg:stroke-linecap="round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bitmap" draw:fill-image-name="a13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 style:parent-style-name="Graphics">
      <style:graphic-properties draw:fill="none" fo:clip="rect(0in, 0in, 0in, 0.16549in)" draw:stroke="non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 style:parent-style-name="Graphics">
      <style:graphic-properties draw:fill="none" fo:clip="rect(0in, 0in, 0in, 0.92197in)" draw:stroke="non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5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1_Custom-Design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03.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03.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03.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03.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03.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03.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03.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03.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03.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03.202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03.202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03.202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  <style:master-page style:name="Master2-Custom-Design" style:page-layout-name="pageLayout1" draw:style-name="a380">
      <draw:frame draw:id="id63" presentation:style-name="a384" draw:name="Title Placeholder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91667in" svg:y="1.99653in" svg:width="11.5in" svg:height="4.75868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91667in" svg:y="6.95139in" svg:width="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21.03.2025</text:date></text:span><text:span text:style-name="a404" text:class-names=""/></text:p>
        </draw:text-box>
        <svg:title/>
        <svg:desc/>
      </draw:frame>
      <draw:frame draw:id="id66" presentation:style-name="a409" draw:name="Footer Placeholder 4" svg:x="4.41667in" svg:y="6.95139in" svg:width="4.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9.41667in" svg:y="6.95139in" svg:width="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  <style:master-page style:name="Master2-Layout1-title-Title-Slide" style:page-layout-name="pageLayout1" draw:style-name="a414">
      <draw:frame draw:id="id68" presentation:style-name="a418" draw:name="Title 1" svg:x="1.66667in" svg:y="1.22743in" svg:width="10in" svg:height="2.61111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22" draw:name="Subtitle 2" svg:x="1.66667in" svg:y="3.93924in" svg:width="10in" svg:height="1.81076in" presentation:class="subtitle" presentation:placeholder="false">
        <draw:text-box>
          <text:p text:style-name="a421" text:class-names="" text:cond-style-name=""><text:span text:style-name="a419" text:class-names="">Click to edit Master subtitle style</text:span><text:span text:style-name="a420" text:class-names=""/></text:p>
        </draw:text-box>
        <svg:title/>
        <svg:desc/>
      </draw:frame>
      <draw:frame draw:id="id70" presentation:style-name="a427" draw:name="Date Placeholder 3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1.03.2025</text:date></text:span><text:span text:style-name="a425" text:class-names=""/></text:p>
        </draw:text-box>
        <svg:title/>
        <svg:desc/>
      </draw:frame>
      <draw:frame draw:id="id71" presentation:style-name="a430" draw:name="Footer Placeholder 4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72" presentation:style-name="a434" draw:name="Slide Number Placeholder 5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</style:master-page>
    <style:master-page style:name="Master2-Layout2-obj-Title-and-Content" style:page-layout-name="pageLayout1" draw:style-name="a435">
      <draw:frame draw:id="id73" presentation:style-name="a439" draw:name="Title 1" svg:x="0.91667in" svg:y="0.39931in" svg:width="11.5in" svg:height="1.44965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74" presentation:style-name="a456" draw:name="Content Placeholder 2" svg:x="0.91667in" svg:y="1.99653in" svg:width="11.5in" svg:height="4.75868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 level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Fifth level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61" draw:name="Date Placeholder 3" svg:x="0.91667in" svg:y="6.95139in" svg:width="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1.03.2025</text:date></text:span><text:span text:style-name="a459" text:class-names=""/></text:p>
        </draw:text-box>
        <svg:title/>
        <svg:desc/>
      </draw:frame>
      <draw:frame draw:id="id76" presentation:style-name="a464" draw:name="Footer Placeholder 4" svg:x="4.41667in" svg:y="6.95139in" svg:width="4.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77" presentation:style-name="a468" draw:name="Slide Number Placeholder 5" svg:x="9.41667in" svg:y="6.95139in" svg:width="3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</style:master-page>
    <style:master-page style:name="Master2-Layout3-secHead-Section-Header" style:page-layout-name="pageLayout1" draw:style-name="a469">
      <draw:frame draw:id="id78" presentation:style-name="a473" draw:name="Title 1" svg:x="0.90972in" svg:y="1.86979in" svg:width="11.5in" svg:height="3.11979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79" presentation:style-name="a477" draw:name="Text Placeholder 2" svg:x="0.90972in" svg:y="5.0191in" svg:width="11.5in" svg:height="1.64062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80" presentation:style-name="a482" draw:name="Date Placeholder 3" svg:x="0.91667in" svg:y="6.95139in" svg:width="3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21.03.2025</text:date></text:span><text:span text:style-name="a480" text:class-names=""/></text:p>
        </draw:text-box>
        <svg:title/>
        <svg:desc/>
      </draw:frame>
      <draw:frame draw:id="id81" presentation:style-name="a485" draw:name="Footer Placeholder 4" svg:x="4.41667in" svg:y="6.95139in" svg:width="4.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82" presentation:style-name="a489" draw:name="Slide Number Placeholder 5" svg:x="9.41667in" svg:y="6.95139in" svg:width="3in" svg:height="0.39931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>‹#›</text:page-number></text:span><text:span text:style-name="a487" text:class-names=""/></text:p>
        </draw:text-box>
        <svg:title/>
        <svg:desc/>
      </draw:frame>
    </style:master-page>
    <style:master-page style:name="Master2-Layout4-twoObj-Two-Content" style:page-layout-name="pageLayout1" draw:style-name="a490">
      <draw:frame draw:id="id83" presentation:style-name="a494" draw:name="Title 1" svg:x="0.91667in" svg:y="0.39931in" svg:width="11.5in" svg:height="1.44965in" presentation:class="title" presentation:placeholder="false">
        <draw:text-box>
          <text:p text:style-name="a493" text:class-names="" text:cond-style-name=""><text:span text:style-name="a491" text:class-names="">Click to edit Master title style</text:span><text:span text:style-name="a492" text:class-names=""/></text:p>
        </draw:text-box>
        <svg:title/>
        <svg:desc/>
      </draw:frame>
      <draw:frame draw:id="id84" presentation:style-name="a511" draw:name="Content Placeholder 2" svg:x="0.91667in" svg:y="1.99653in" svg:width="5.66667in" svg:height="4.75868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cond le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hird le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Fifth le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28" draw:name="Content Placeholder 3" svg:x="6.75in" svg:y="1.99653in" svg:width="5.66667in" svg:height="4.75868in" presentation:class="object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Second level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hird level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Fifth level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533" draw:name="Date Placeholder 4" svg:x="0.91667in" svg:y="6.95139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21.03.2025</text:date></text:span><text:span text:style-name="a531" text:class-names=""/></text:p>
        </draw:text-box>
        <svg:title/>
        <svg:desc/>
      </draw:frame>
      <draw:frame draw:id="id87" presentation:style-name="a536" draw:name="Footer Placeholder 5" svg:x="4.41667in" svg:y="6.95139in" svg:width="4.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88" presentation:style-name="a540" draw:name="Slide Number Placeholder 6" svg:x="9.41667in" svg:y="6.95139in" svg:width="3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#›</text:page-number></text:span><text:span text:style-name="a538" text:class-names=""/></text:p>
        </draw:text-box>
        <svg:title/>
        <svg:desc/>
      </draw:frame>
    </style:master-page>
    <style:master-page style:name="Master2-Layout5-twoTxTwoObj-Comparison" style:page-layout-name="pageLayout1" draw:style-name="a541">
      <draw:frame draw:id="id89" presentation:style-name="a545" draw:name="Title 1" svg:x="0.9184in" svg:y="0.39931in" svg:width="11.5in" svg:height="1.44965in" presentation:class="title" presentation:placeholder="false">
        <draw:text-box>
          <text:p text:style-name="a544" text:class-names="" text:cond-style-name=""><text:span text:style-name="a542" text:class-names="">Click to edit Master title style</text:span><text:span text:style-name="a543" text:class-names=""/></text:p>
        </draw:text-box>
        <svg:title/>
        <svg:desc/>
      </draw:frame>
      <draw:frame draw:id="id90" presentation:style-name="a549" draw:name="Text Placeholder 2" svg:x="0.9184in" svg:y="1.83854in" svg:width="5.64062in" svg:height="0.90104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</draw:text-box>
        <svg:title/>
        <svg:desc/>
      </draw:frame>
      <draw:frame draw:id="id91" presentation:style-name="a566" draw:name="Content Placeholder 3" svg:x="0.9184in" svg:y="2.73958in" svg:width="5.64062in" svg:height="4.02951in" presentation:class="object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 styles</text:span></text:p>
            </text:list-item>
          </text:list>
          <text:list text:style-name="a555">
            <text:list-item>
              <text:list text:style-name="a555">
                <text:list-item>
                  <text:p text:style-name="a554" text:class-names="" text:cond-style-name=""><text:span text:style-name="a553" text:class-names="">Second level</text:span></text:p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p text:style-name="a557" text:class-names="" text:cond-style-name=""><text:span text:style-name="a556" text:class-names="">Third level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2" text:class-names="">Fifth level</text:span><text:span text:style-name="a5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70" draw:name="Text Placeholder 4" svg:x="6.75in" svg:y="1.83854in" svg:width="5.6684in" svg:height="0.9010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93" presentation:style-name="a587" draw:name="Content Placeholder 5" svg:x="6.75in" svg:y="2.73958in" svg:width="5.6684in" svg:height="4.02951in" presentation:class="object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Second level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hird level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3" text:class-names="">Fifth level</text:span><text:span text:style-name="a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92" draw:name="Date Placeholder 6" svg:x="0.91667in" svg:y="6.95139in" svg:width="3in" svg:height="0.39931in" presentation:class="date-time" presentation:placeholder="false">
        <draw:text-box>
          <text:p text:style-name="a591" text:class-names="" text:cond-style-name=""><text:span text:style-name="a588" text:class-names=""><text:date text:fixed="false" style:data-style-name="a589">21.03.2025</text:date></text:span><text:span text:style-name="a590" text:class-names=""/></text:p>
        </draw:text-box>
        <svg:title/>
        <svg:desc/>
      </draw:frame>
      <draw:frame draw:id="id95" presentation:style-name="a595" draw:name="Footer Placeholder 7" svg:x="4.41667in" svg:y="6.95139in" svg:width="4.5in" svg:height="0.39931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96" presentation:style-name="a599" draw:name="Slide Number Placeholder 8" svg:x="9.41667in" svg:y="6.95139in" svg:width="3in" svg:height="0.39931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</draw:text-box>
        <svg:title/>
        <svg:desc/>
      </draw:frame>
    </style:master-page>
    <style:master-page style:name="Master2-Layout6-titleOnly-Title-Only" style:page-layout-name="pageLayout1" draw:style-name="a600">
      <draw:frame draw:id="id97" presentation:style-name="a604" draw:name="Title 1" svg:x="0.91667in" svg:y="0.39931in" svg:width="11.5in" svg:height="1.44965in" presentation:class="title" presentation:placeholder="false">
        <draw:text-box>
          <text:p text:style-name="a603" text:class-names="" text:cond-style-name=""><text:span text:style-name="a601" text:class-names="">Click to edit Master title style</text:span><text:span text:style-name="a602" text:class-names=""/></text:p>
        </draw:text-box>
        <svg:title/>
        <svg:desc/>
      </draw:frame>
      <draw:frame draw:id="id98" presentation:style-name="a609" draw:name="Date Placeholder 2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5" text:class-names=""><text:date text:fixed="false" style:data-style-name="a606">21.03.2025</text:date></text:span><text:span text:style-name="a607" text:class-names=""/></text:p>
        </draw:text-box>
        <svg:title/>
        <svg:desc/>
      </draw:frame>
      <draw:frame draw:id="id99" presentation:style-name="a612" draw:name="Footer Placeholder 3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100" presentation:style-name="a616" draw:name="Slide Number Placeholder 4" svg:x="9.41667in" svg:y="6.95139in" svg:width="3in" svg:height="0.39931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</draw:text-box>
        <svg:title/>
        <svg:desc/>
      </draw:frame>
    </style:master-page>
    <style:master-page style:name="Master2-Layout7-blank-Blank" style:page-layout-name="pageLayout1" draw:style-name="a617">
      <draw:frame draw:id="id101" presentation:style-name="a622" draw:name="Date Placeholder 1" svg:x="0.91667in" svg:y="6.95139in" svg:width="3in" svg:height="0.39931in" presentation:class="date-time" presentation:placeholder="false">
        <draw:text-box>
          <text:p text:style-name="a621" text:class-names="" text:cond-style-name=""><text:span text:style-name="a618" text:class-names=""><text:date text:fixed="false" style:data-style-name="a619">21.03.2025</text:date></text:span><text:span text:style-name="a620" text:class-names=""/></text:p>
        </draw:text-box>
        <svg:title/>
        <svg:desc/>
      </draw:frame>
      <draw:frame draw:id="id102" presentation:style-name="a625" draw:name="Footer Placeholder 2" svg:x="4.41667in" svg:y="6.95139in" svg:width="4.5in" svg:height="0.39931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103" presentation:style-name="a629" draw:name="Slide Number Placeholder 3" svg:x="9.41667in" svg:y="6.95139in" svg:width="3in" svg:height="0.39931in" presentation:class="page-number" presentation:placeholder="false">
        <draw:text-box>
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</draw:text-box>
        <svg:title/>
        <svg:desc/>
      </draw:frame>
    </style:master-page>
    <style:master-page style:name="Master2-Layout8-objTx-Content-with-Caption" style:page-layout-name="pageLayout1" draw:style-name="a630">
      <draw:frame draw:id="id104" presentation:style-name="a634" draw:name="Title 1" svg:x="0.9184in" svg:y="0.5in" svg:width="4.30035in" svg:height="1.75in" presentation:class="title" presentation:placeholder="false">
        <draw:text-box>
          <text:p text:style-name="a633" text:class-names="" text:cond-style-name=""><text:span text:style-name="a631" text:class-names="">Click to edit Master title style</text:span><text:span text:style-name="a632" text:class-names=""/></text:p>
        </draw:text-box>
        <svg:title/>
        <svg:desc/>
      </draw:frame>
      <draw:frame draw:id="id105" presentation:style-name="a651" draw:name="Content Placeholder 2" svg:x="5.6684in" svg:y="1.07986in" svg:width="6.75in" svg:height="5.32986in" presentation:class="object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Second level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hird level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7" text:class-names="">Fifth level</text:span><text:span text:style-name="a6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655" draw:name="Text Placeholder 3" svg:x="0.9184in" svg:y="2.25in" svg:width="4.30035in" svg:height="4.1684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107" presentation:style-name="a660" draw:name="Date Placeholder 4" svg:x="0.91667in" svg:y="6.95139in" svg:width="3in" svg:height="0.39931in" presentation:class="date-time" presentation:placeholder="false">
        <draw:text-box>
          <text:p text:style-name="a659" text:class-names="" text:cond-style-name=""><text:span text:style-name="a656" text:class-names=""><text:date text:fixed="false" style:data-style-name="a657">21.03.2025</text:date></text:span><text:span text:style-name="a658" text:class-names=""/></text:p>
        </draw:text-box>
        <svg:title/>
        <svg:desc/>
      </draw:frame>
      <draw:frame draw:id="id108" presentation:style-name="a663" draw:name="Footer Placeholder 5" svg:x="4.41667in" svg:y="6.95139in" svg:width="4.5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09" presentation:style-name="a667" draw:name="Slide Number Placeholder 6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>‹#›</text:page-number></text:span><text:span text:style-name="a665" text:class-names=""/></text:p>
        </draw:text-box>
        <svg:title/>
        <svg:desc/>
      </draw:frame>
    </style:master-page>
    <style:master-page style:name="Master2-Layout9-picTx-Picture-with-Caption" style:page-layout-name="pageLayout1" draw:style-name="a668">
      <draw:frame draw:id="id110" presentation:style-name="a672" draw:name="Title 1" svg:x="0.9184in" svg:y="0.5in" svg:width="4.30035in" svg:height="1.75in" presentation:class="title" presentation:placeholder="false">
        <draw:text-box>
          <text:p text:style-name="a671" text:class-names="" text:cond-style-name=""><text:span text:style-name="a669" text:class-names="">Click to edit Master title style</text:span><text:span text:style-name="a670" text:class-names=""/></text:p>
        </draw:text-box>
        <svg:title/>
        <svg:desc/>
      </draw:frame>
      <draw:frame draw:id="id111" presentation:style-name="a675" draw:name="Picture Placeholder 2" svg:x="5.6684in" svg:y="1.07986in" svg:width="6.75in" svg:height="5.32986in" presentation:class="graphic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112" presentation:style-name="a679" draw:name="Text Placeholder 3" svg:x="0.9184in" svg:y="2.25in" svg:width="4.30035in" svg:height="4.1684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</draw:text-box>
        <svg:title/>
        <svg:desc/>
      </draw:frame>
      <draw:frame draw:id="id113" presentation:style-name="a684" draw:name="Date Placeholder 4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0" text:class-names=""><text:date text:fixed="false" style:data-style-name="a681">21.03.2025</text:date></text:span><text:span text:style-name="a682" text:class-names=""/></text:p>
        </draw:text-box>
        <svg:title/>
        <svg:desc/>
      </draw:frame>
      <draw:frame draw:id="id114" presentation:style-name="a687" draw:name="Footer Placeholder 5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15" presentation:style-name="a691" draw:name="Slide Number Placeholder 6" svg:x="9.41667in" svg:y="6.95139in" svg:width="3in" svg:height="0.39931in" presentation:class="page-number" presentation:placeholder="false">
        <draw:text-box>
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</draw:text-box>
        <svg:title/>
        <svg:desc/>
      </draw:frame>
    </style:master-page>
    <style:master-page style:name="Master2-Layout10-vertTx-Title-and-Vertical-Text" style:page-layout-name="pageLayout1" draw:style-name="a692">
      <draw:frame draw:id="id116" presentation:style-name="a696" draw:name="Title 1" svg:x="0.91667in" svg:y="0.39931in" svg:width="11.5in" svg:height="1.44965in" presentation:class="title" presentation:placeholder="false">
        <draw:text-box>
          <text:p text:style-name="a695" text:class-names="" text:cond-style-name=""><text:span text:style-name="a693" text:class-names="">Click to edit Master title style</text:span><text:span text:style-name="a694" text:class-names=""/></text:p>
        </draw:text-box>
        <svg:title/>
        <svg:desc/>
      </draw:frame>
      <draw:frame draw:id="id117" presentation:style-name="a713" draw:name="Vertical Text Placeholder 2" svg:x="0.91667in" svg:y="1.99653in" svg:width="11.5in" svg:height="4.75868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ck to edit Master text styles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Second level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09" text:class-names="">Fifth level</text:span><text:span text:style-name="a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18" draw:name="Date Placeholder 3" svg:x="0.91667in" svg:y="6.95139in" svg:width="3in" svg:height="0.39931in" presentation:class="date-time" presentation:placeholder="false">
        <draw:text-box>
          <text:p text:style-name="a717" text:class-names="" text:cond-style-name=""><text:span text:style-name="a714" text:class-names=""><text:date text:fixed="false" style:data-style-name="a715">21.03.2025</text:date></text:span><text:span text:style-name="a716" text:class-names=""/></text:p>
        </draw:text-box>
        <svg:title/>
        <svg:desc/>
      </draw:frame>
      <draw:frame draw:id="id119" presentation:style-name="a721" draw:name="Footer Placeholder 4" svg:x="4.41667in" svg:y="6.95139in" svg:width="4.5in" svg:height="0.39931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120" presentation:style-name="a725" draw:name="Slide Number Placeholder 5" svg:x="9.41667in" svg:y="6.95139in" svg:width="3in" svg:height="0.39931in" presentation:class="page-number" presentation:placeholder="false">
        <draw:text-box>
          <text:p text:style-name="a724" text:class-names="" text:cond-style-name=""><text:span text:style-name="a722" text:class-names=""><text:page-number style:num-format="1" text:fixed="false">‹#›</text:page-number></text:span><text:span text:style-name="a723" text:class-names=""/></text:p>
        </draw:text-box>
        <svg:title/>
        <svg:desc/>
      </draw:frame>
    </style:master-page>
    <style:master-page style:name="Master2-Layout11-vertTitleAndTx-Vertical-Title-and-Text" style:page-layout-name="pageLayout1" draw:style-name="a726">
      <draw:frame draw:id="id121" presentation:style-name="a730" draw:name="Vertical Title 1" svg:x="9.54167in" svg:y="0.39931in" svg:width="2.875in" svg:height="6.3559in" presentation:class="title" presentation:placeholder="false">
        <draw:text-box>
          <text:p text:style-name="a729" text:class-names="" text:cond-style-name=""><text:span text:style-name="a727" text:class-names="">Click to edit Master title style</text:span><text:span text:style-name="a728" text:class-names=""/></text:p>
        </draw:text-box>
        <svg:title/>
        <svg:desc/>
      </draw:frame>
      <draw:frame draw:id="id122" presentation:style-name="a747" draw:name="Vertical Text Placeholder 2" svg:x="0.91667in" svg:y="0.39931in" svg:width="8.45833in" svg:height="6.3559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3" text:class-names="">Fifth level</text:span><text:span text:style-name="a7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52" draw:name="Date Placeholder 3" svg:x="0.91667in" svg:y="6.95139in" svg:width="3in" svg:height="0.39931in" presentation:class="date-time" presentation:placeholder="false">
        <draw:text-box>
          <text:p text:style-name="a751" text:class-names="" text:cond-style-name=""><text:span text:style-name="a748" text:class-names=""><text:date text:fixed="false" style:data-style-name="a749">21.03.2025</text:date></text:span><text:span text:style-name="a750" text:class-names=""/></text:p>
        </draw:text-box>
        <svg:title/>
        <svg:desc/>
      </draw:frame>
      <draw:frame draw:id="id124" presentation:style-name="a755" draw:name="Footer Placeholder 4" svg:x="4.41667in" svg:y="6.95139in" svg:width="4.5in" svg:height="0.39931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25" presentation:style-name="a759" draw:name="Slide Number Placeholder 5" svg:x="9.41667in" svg:y="6.95139in" svg:width="3in" svg:height="0.39931in" presentation:class="page-number" presentation:placeholder="false">
        <draw:text-box>
          <text:p text:style-name="a758" text:class-names="" text:cond-style-name=""><text:span text:style-name="a756" text:class-names=""><text:page-number style:num-format="1" text:fixed="false">‹#›</text:page-number></text:span><text:span text:style-name="a757" text:class-names=""/></text:p>
        </draw:text-box>
        <svg:title/>
        <svg:desc/>
      </draw:frame>
    </style:master-page>
    <style:master-page style:name="Master3-Ion" style:page-layout-name="pageLayout1" draw:style-name="a761">
      <draw:frame draw:id="id126" draw:style-name="a76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7" draw:style-name="a76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8" draw:style-name="a7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9" draw:style-name="a76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30" draw:style-name="a76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1" draw:style-name="a7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2" presentation:style-name="a771" draw:name="Title Placeholder 1" svg:x="0.7066in" svg:y="0.4951in" svg:width="10.28513in" svg:height="1.53164in" presentation:class="title" presentation:placeholder="false">
        <draw:text-box>
          <text:p text:style-name="a770" text:class-names="" text:cond-style-name=""><text:span text:style-name="a769" text:class-names="">Click to edit Master title style</text:span></text:p>
        </draw:text-box>
        <svg:title/>
        <svg:desc/>
      </draw:frame>
      <draw:frame draw:id="id133" presentation:style-name="a788" draw:name="Text Placeholder 2" svg:x="1.2066in" svg:y="2.2451in" svg:width="9.78406in" svg:height="4.58823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Click to edit Master text styles</text:span></text:p>
            </text:list-item>
          </text:list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Second level</text:span></text:p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p text:style-name="a779" text:class-names="" text:cond-style-name=""><text:span text:style-name="a778" text:class-names="">Third level</text:span></text:p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p text:style-name="a782" text:class-names="" text:cond-style-name=""><text:span text:style-name="a7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4" text:class-names="">Fifth level</text:span><text:span text:style-name="a7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9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92" text:class-names="" text:cond-style-name=""><text:span text:style-name="a789" text:class-names=""><text:date text:fixed="false" style:data-style-name="a790">21.03.2025</text:date></text:span><text:span text:style-name="a791" text:class-names=""/></text:p>
        </draw:text-box>
        <svg:title/>
        <svg:desc/>
      </draw:frame>
      <draw:frame draw:id="id135" presentation:style-name="a79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36" presentation:style-name="a800" draw:name="Slide Number Placeholder 5" svg:x="11.32168in" svg:y="0.32341in" svg:width="0.91667in" svg:height="0.83955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>‹#›</text:page-number></text:span><text:span text:style-name="a798" text:class-names=""/></text:p>
        </draw:text-box>
        <svg:title/>
        <svg:desc/>
      </draw:frame>
    </style:master-page>
    <style:master-page style:name="Master3-Layout1-title-Title-Slide" style:page-layout-name="pageLayout1" draw:style-name="a802">
      <draw:frame draw:id="id137" draw:layer="Master3-bg" draw:style-name="a803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8" draw:layer="Master3-bg" draw:style-name="a804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9" draw:layer="Master3-bg" draw:style-name="a80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0" draw:layer="Master3-bg" draw:style-name="a807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1" draw:layer="Master3-bg" draw:style-name="a808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2" draw:layer="Master3-bg" draw:style-name="a80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3" presentation:style-name="a813" draw:name="Title 1" svg:x="1.26307in" svg:y="1.58333in" svg:width="9.65186in" svg:height="3.64127in" presentation:class="title" presentation:placeholder="false">
        <draw:text-box>
          <text:p text:style-name="a812" text:class-names="" text:cond-style-name=""><text:span text:style-name="a810" text:class-names="">Click to edit Master title style</text:span><text:span text:style-name="a811" text:class-names=""/></text:p>
        </draw:text-box>
        <svg:title/>
        <svg:desc/>
      </draw:frame>
      <draw:frame draw:id="id144" presentation:style-name="a817" draw:name="Subtitle 2" svg:x="1.26307in" svg:y="5.22461in" svg:width="9.65186in" svg:height="0.94206in" presentation:class="subtitle" presentation:placeholder="false">
        <draw:text-box>
          <text:p text:style-name="a816" text:class-names="" text:cond-style-name=""><text:span text:style-name="a814" text:class-names="">Click to edit Master subtitle style</text:span><text:span text:style-name="a815" text:class-names=""/></text:p>
        </draw:text-box>
        <svg:title/>
        <svg:desc/>
      </draw:frame>
      <draw:frame draw:id="id145" presentation:style-name="a82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21" text:class-names="" text:cond-style-name=""><text:span text:style-name="a818" text:class-names=""><text:date text:fixed="false" style:data-style-name="a819">21.03.2025</text:date></text:span><text:span text:style-name="a820" text:class-names=""/></text:p>
        </draw:text-box>
        <svg:title/>
        <svg:desc/>
      </draw:frame>
      <draw:frame draw:id="id146" presentation:style-name="a82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47" presentation:style-name="a829" draw:name="Slide Number Placeholder 5" svg:x="11.32168in" svg:y="0.32341in" svg:width="0.91667in" svg:height="0.83955in" presentation:class="page-number" presentation:placeholder="false">
        <draw:text-box>
          <text:p text:style-name="a828" text:class-names="" text:cond-style-name=""><text:span text:style-name="a826" text:class-names=""><text:page-number style:num-format="1" text:fixed="false">‹#›</text:page-number></text:span><text:span text:style-name="a827" text:class-names=""/></text:p>
        </draw:text-box>
        <svg:title/>
        <svg:desc/>
      </draw:frame>
    </style:master-page>
    <style:master-page style:name="Master3-Layout2-obj-Title-and-Content" style:page-layout-name="pageLayout1" draw:style-name="a831">
      <draw:frame draw:id="id148" draw:layer="Master3-bg" draw:style-name="a832" draw:name="Picture 3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49" draw:layer="Master3-bg" draw:style-name="a833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0" draw:layer="Master3-bg" draw:style-name="a83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1" draw:layer="Master3-bg" draw:style-name="a836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2" draw:layer="Master3-bg" draw:style-name="a837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3" draw:layer="Master3-bg" draw:style-name="a83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4" presentation:style-name="a842" draw:name="Title 1" svg:x="0.7066in" svg:y="0.4951in" svg:width="10.28513in" svg:height="1.53164in" presentation:class="title" presentation:placeholder="false">
        <draw:text-box>
          <text:p text:style-name="a841" text:class-names="" text:cond-style-name=""><text:span text:style-name="a839" text:class-names="">Click to edit Master title style</text:span><text:span text:style-name="a840" text:class-names=""/></text:p>
        </draw:text-box>
        <svg:title/>
        <svg:desc/>
      </draw:frame>
      <draw:frame draw:id="id155" presentation:style-name="a859" draw:name="Content Placeholder 2" svg:x="1.2066in" svg:y="2.2451in" svg:width="9.78406in" svg:height="4.58823in" presentation:class="object" presentation:placeholder="false">
        <draw:text-box>
          <text:list text:style-name="a845">
            <text:list-item>
              <text:p text:style-name="a844" text:class-names="" text:cond-style-name=""><text:span text:style-name="a843" text:class-names="">Click to edit Master text styles</text:span></text:p>
            </text:list-item>
          </text:list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Second level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Third level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list text:style-name="a858">
                            <text:list-item>
                              <text:p text:style-name="a857" text:class-names="" text:cond-style-name=""><text:span text:style-name="a855" text:class-names="">Fifth level</text:span><text:span text:style-name="a8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86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63" text:class-names="" text:cond-style-name=""><text:span text:style-name="a860" text:class-names=""><text:date text:fixed="false" style:data-style-name="a861">21.03.2025</text:date></text:span><text:span text:style-name="a862" text:class-names=""/></text:p>
        </draw:text-box>
        <svg:title/>
        <svg:desc/>
      </draw:frame>
      <draw:frame draw:id="id157" presentation:style-name="a86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58" presentation:style-name="a871" draw:name="Slide Number Placeholder 5" svg:x="11.32168in" svg:y="0.32341in" svg:width="0.91667in" svg:height="0.83955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>‹#›</text:page-number></text:span><text:span text:style-name="a869" text:class-names=""/></text:p>
        </draw:text-box>
        <svg:title/>
        <svg:desc/>
      </draw:frame>
    </style:master-page>
    <style:master-page style:name="Master3-Layout3-secHead-Section-Header" style:page-layout-name="pageLayout1" draw:style-name="a873">
      <draw:frame draw:id="id159" draw:layer="Master3-bg" draw:style-name="a874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0" draw:layer="Master3-bg" draw:style-name="a875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1" draw:layer="Master3-bg" draw:style-name="a87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2" draw:layer="Master3-bg" draw:style-name="a878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3" draw:layer="Master3-bg" draw:style-name="a879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4" draw:layer="Master3-bg" draw:style-name="a88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5" presentation:style-name="a884" draw:name="Title 1" svg:x="1.26308in" svg:y="3.12963in" svg:width="9.65186in" svg:height="2.09498in" presentation:class="title" presentation:placeholder="false">
        <draw:text-box>
          <text:p text:style-name="a883" text:class-names="" text:cond-style-name=""><text:span text:style-name="a881" text:class-names="">Click to edit Master title style</text:span><text:span text:style-name="a882" text:class-names=""/></text:p>
        </draw:text-box>
        <svg:title/>
        <svg:desc/>
      </draw:frame>
      <draw:frame draw:id="id166" presentation:style-name="a888" draw:name="Text Placeholder 2" svg:x="1.26307in" svg:y="5.22461in" svg:width="9.65186in" svg:height="0.94094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>Click to edit Master text styles</text:span></text:p>
            </text:list-item>
          </text:list>
        </draw:text-box>
        <svg:title/>
        <svg:desc/>
      </draw:frame>
      <draw:frame draw:id="id167" presentation:style-name="a89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92" text:class-names="" text:cond-style-name=""><text:span text:style-name="a889" text:class-names=""><text:date text:fixed="false" style:data-style-name="a890">21.03.2025</text:date></text:span><text:span text:style-name="a891" text:class-names=""/></text:p>
        </draw:text-box>
        <svg:title/>
        <svg:desc/>
      </draw:frame>
      <draw:frame draw:id="id168" presentation:style-name="a89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69" presentation:style-name="a900" draw:name="Slide Number Placeholder 5" svg:x="11.32168in" svg:y="0.32341in" svg:width="0.91667in" svg:height="0.83955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</style:master-page>
    <style:master-page style:name="Master3-Layout4-twoObj-Two-Content" style:page-layout-name="pageLayout1" draw:style-name="a902">
      <draw:frame draw:id="id170" draw:layer="Master3-bg" draw:style-name="a90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71" draw:layer="Master3-bg" draw:style-name="a904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72" draw:layer="Master3-bg" draw:style-name="a9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3" draw:layer="Master3-bg" draw:style-name="a907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74" draw:layer="Master3-bg" draw:style-name="a908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75" draw:layer="Master3-bg" draw:style-name="a90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6" presentation:style-name="a913" draw:name="Title 1" svg:x="0.7066in" svg:y="0.4951in" svg:width="10.28513in" svg:height="1.53164in" presentation:class="title" presentation:placeholder="false">
        <draw:text-box>
          <text:p text:style-name="a912" text:class-names="" text:cond-style-name=""><text:span text:style-name="a910" text:class-names="">Click to edit Master title style</text:span><text:span text:style-name="a911" text:class-names=""/></text:p>
        </draw:text-box>
        <svg:title/>
        <svg:desc/>
      </draw:frame>
      <draw:frame draw:id="id177" presentation:style-name="a930" draw:name="Content Placeholder 2" svg:x="1.2066in" svg:y="2.25347in" svg:width="4.80789in" svg:height="4.58854in" presentation:class="object" presentation:placeholder="false">
        <draw:text-box>
          <text:list text:style-name="a916">
            <text:list-item>
              <text:p text:style-name="a915" text:class-names="" text:cond-style-name=""><text:span text:style-name="a914" text:class-names="">Click to edit Master text styles</text:span></text:p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>Second level</text:span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20" text:class-names="">Third level</text:span></text:p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p text:style-name="a924" text:class-names="" text:cond-style-name=""><text:span text:style-name="a9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list text:style-name="a929">
                            <text:list-item>
                              <text:p text:style-name="a928" text:class-names="" text:cond-style-name=""><text:span text:style-name="a926" text:class-names="">Fifth level</text:span><text:span text:style-name="a9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947" draw:name="Content Placeholder 3" svg:x="6.18383in" svg:y="2.24857in" svg:width="4.8079in" svg:height="4.59344in" presentation:class="object" presentation:placeholder="false">
        <draw:text-box>
          <text:list text:style-name="a933">
            <text:list-item>
              <text:p text:style-name="a932" text:class-names="" text:cond-style-name=""><text:span text:style-name="a931" text:class-names="">Click to edit Master text styles</text:span></text:p>
            </text:list-item>
          </text:list>
          <text:list text:style-name="a936">
            <text:list-item>
              <text:list text:style-name="a936">
                <text:list-item>
                  <text:p text:style-name="a935" text:class-names="" text:cond-style-name=""><text:span text:style-name="a934" text:class-names="">Second level</text:span></text:p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p text:style-name="a938" text:class-names="" text:cond-style-name=""><text:span text:style-name="a937" text:class-names="">Third level</text:span></text:p>
                    </text:list-item>
                  </text:list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list text:style-name="a942">
                        <text:list-item>
                          <text:p text:style-name="a941" text:class-names="" text:cond-style-name=""><text:span text:style-name="a9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list text:style-name="a946">
                        <text:list-item>
                          <text:list text:style-name="a946">
                            <text:list-item>
                              <text:p text:style-name="a945" text:class-names="" text:cond-style-name=""><text:span text:style-name="a943" text:class-names="">Fifth level</text:span><text:span text:style-name="a9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9" presentation:style-name="a9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951" text:class-names="" text:cond-style-name=""><text:span text:style-name="a948" text:class-names=""><text:date text:fixed="false" style:data-style-name="a949">21.03.2025</text:date></text:span><text:span text:style-name="a950" text:class-names=""/></text:p>
        </draw:text-box>
        <svg:title/>
        <svg:desc/>
      </draw:frame>
      <draw:frame draw:id="id180" presentation:style-name="a9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81" presentation:style-name="a959" draw:name="Slide Number Placeholder 6" svg:x="11.32168in" svg:y="0.32341in" svg:width="0.91667in" svg:height="0.83955in" presentation:class="page-number" presentation:placeholder="false">
        <draw:text-box>
          <text:p text:style-name="a958" text:class-names="" text:cond-style-name=""><text:span text:style-name="a956" text:class-names=""><text:page-number style:num-format="1" text:fixed="false">‹#›</text:page-number></text:span><text:span text:style-name="a957" text:class-names=""/></text:p>
        </draw:text-box>
        <svg:title/>
        <svg:desc/>
      </draw:frame>
    </style:master-page>
    <style:master-page style:name="Master3-Layout5-twoTxTwoObj-Comparison" style:page-layout-name="pageLayout1" draw:style-name="a961">
      <draw:frame draw:id="id182" draw:layer="Master3-bg" draw:style-name="a962" draw:name="Picture 9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3" draw:layer="Master3-bg" draw:style-name="a963" draw:name="Picture 1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4" draw:layer="Master3-bg" draw:style-name="a965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5" draw:layer="Master3-bg" draw:style-name="a966" draw:name="Picture 1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6" draw:layer="Master3-bg" draw:style-name="a967" draw:name="Picture 13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7" draw:layer="Master3-bg" draw:style-name="a968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8" presentation:style-name="a972" draw:name="Title 1" svg:x="0.7066in" svg:y="0.4951in" svg:width="10.28513in" svg:height="1.53164in" presentation:class="title" presentation:placeholder="false">
        <draw:text-box>
          <text:p text:style-name="a971" text:class-names="" text:cond-style-name=""><text:span text:style-name="a969" text:class-names="">Click to edit Master title style</text:span><text:span text:style-name="a970" text:class-names=""/></text:p>
        </draw:text-box>
        <svg:title/>
        <svg:desc/>
      </draw:frame>
      <draw:frame draw:id="id189" presentation:style-name="a976" draw:name="Text Placeholder 2" svg:x="1.2066in" svg:y="2.08333in" svg:width="4.80789in" svg:height="0.63021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ck to edit Master text styles</text:span></text:p>
            </text:list-item>
          </text:list>
        </draw:text-box>
        <svg:title/>
        <svg:desc/>
      </draw:frame>
      <draw:frame draw:id="id190" presentation:style-name="a993" draw:name="Content Placeholder 3" svg:x="1.2066in" svg:y="2.75in" svg:width="4.80789in" svg:height="4.09201in" presentation:class="object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ck to edit Master text styles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cond le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Fifth le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997" draw:name="Text Placeholder 4" svg:x="6.18383in" svg:y="2.08333in" svg:width="4.80789in" svg:height="0.63021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Click to edit Master text styles</text:span></text:p>
            </text:list-item>
          </text:list>
        </draw:text-box>
        <svg:title/>
        <svg:desc/>
      </draw:frame>
      <draw:frame draw:id="id192" presentation:style-name="a1014" draw:name="Content Placeholder 5" svg:x="6.18383in" svg:y="2.75in" svg:width="4.80789in" svg:height="4.09201in" presentation:class="object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  <text:list text:style-name="a1003">
            <text:list-item>
              <text:list text:style-name="a1003">
                <text:list-item>
                  <text:p text:style-name="a1002" text:class-names="" text:cond-style-name=""><text:span text:style-name="a1001" text:class-names="">Second level</text:span></text:p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p text:style-name="a1005" text:class-names="" text:cond-style-name=""><text:span text:style-name="a10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list text:style-name="a1009">
                        <text:list-item>
                          <text:p text:style-name="a1008" text:class-names="" text:cond-style-name=""><text:span text:style-name="a10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list text:style-name="a1013">
                            <text:list-item>
                              <text:p text:style-name="a1012" text:class-names="" text:cond-style-name=""><text:span text:style-name="a1010" text:class-names="">Fifth level</text:span><text:span text:style-name="a10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01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1018" text:class-names="" text:cond-style-name=""><text:span text:style-name="a1015" text:class-names=""><text:date text:fixed="false" style:data-style-name="a1016">21.03.2025</text:date></text:span><text:span text:style-name="a1017" text:class-names=""/></text:p>
        </draw:text-box>
        <svg:title/>
        <svg:desc/>
      </draw:frame>
      <draw:frame draw:id="id194" presentation:style-name="a102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95" presentation:style-name="a1026" draw:name="Slide Number Placeholder 8" svg:x="11.32168in" svg:y="0.32341in" svg:width="0.91667in" svg:height="0.83955in" presentation:class="page-number" presentation:placeholder="false">
        <draw:text-box>
          <text:p text:style-name="a1025" text:class-names="" text:cond-style-name=""><text:span text:style-name="a1023" text:class-names=""><text:page-number style:num-format="1" text:fixed="false">‹#›</text:page-number></text:span><text:span text:style-name="a1024" text:class-names=""/></text:p>
        </draw:text-box>
        <svg:title/>
        <svg:desc/>
      </draw:frame>
    </style:master-page>
    <style:master-page style:name="Master3-Layout6-titleOnly-Title-Only" style:page-layout-name="pageLayout1" draw:style-name="a1028">
      <draw:frame draw:id="id196" draw:layer="Master3-bg" draw:style-name="a1029" draw:name="Picture 2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97" draw:layer="Master3-bg" draw:style-name="a1030" draw:name="Picture 3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98" draw:layer="Master3-bg" draw:style-name="a103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9" draw:layer="Master3-bg" draw:style-name="a1033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0" draw:layer="Master3-bg" draw:style-name="a1034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1" draw:layer="Master3-bg" draw:style-name="a103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2" presentation:style-name="a1039" draw:name="Title 1" svg:x="0.7066in" svg:y="0.4951in" svg:width="10.28513in" svg:height="1.53164in" presentation:class="title" presentation:placeholder="false">
        <draw:text-box>
          <text:p text:style-name="a1038" text:class-names="" text:cond-style-name=""><text:span text:style-name="a1036" text:class-names="">Click to edit Master title style</text:span><text:span text:style-name="a1037" text:class-names=""/></text:p>
        </draw:text-box>
        <svg:title/>
        <svg:desc/>
      </draw:frame>
      <draw:frame draw:id="id203" presentation:style-name="a1044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1043" text:class-names="" text:cond-style-name=""><text:span text:style-name="a1040" text:class-names=""><text:date text:fixed="false" style:data-style-name="a1041">21.03.2025</text:date></text:span><text:span text:style-name="a1042" text:class-names=""/></text:p>
        </draw:text-box>
        <svg:title/>
        <svg:desc/>
      </draw:frame>
      <draw:frame draw:id="id204" presentation:style-name="a1047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205" presentation:style-name="a1051" draw:name="Slide Number Placeholder 4" svg:x="11.32168in" svg:y="0.32341in" svg:width="0.91667in" svg:height="0.83955in" presentation:class="page-number" presentation:placeholder="false">
        <draw:text-box>
          <text:p text:style-name="a1050" text:class-names="" text:cond-style-name=""><text:span text:style-name="a1048" text:class-names=""><text:page-number style:num-format="1" text:fixed="false">‹#›</text:page-number></text:span><text:span text:style-name="a1049" text:class-names=""/></text:p>
        </draw:text-box>
        <svg:title/>
        <svg:desc/>
      </draw:frame>
    </style:master-page>
    <style:master-page style:name="Master3-Layout7-blank-Blank" style:page-layout-name="pageLayout1" draw:style-name="a1053">
      <draw:frame draw:id="id206" draw:layer="Master3-bg" draw:style-name="a1054" draw:name="Picture 1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7" draw:layer="Master3-bg" draw:style-name="a1055" draw:name="Picture 2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8" draw:layer="Master3-bg" draw:style-name="a1057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3-bg" draw:style-name="a1058" draw:name="Picture 7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0" draw:layer="Master3-bg" draw:style-name="a1059" draw:name="Picture 8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1" draw:layer="Master3-bg" draw:style-name="a106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065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1064" text:class-names="" text:cond-style-name=""><text:span text:style-name="a1061" text:class-names=""><text:date text:fixed="false" style:data-style-name="a1062">21.03.2025</text:date></text:span><text:span text:style-name="a1063" text:class-names=""/></text:p>
        </draw:text-box>
        <svg:title/>
        <svg:desc/>
      </draw:frame>
      <draw:frame draw:id="id213" presentation:style-name="a1068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214" presentation:style-name="a1072" draw:name="Slide Number Placeholder 3" svg:x="11.32168in" svg:y="0.32341in" svg:width="0.91667in" svg:height="0.83955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>‹#›</text:page-number></text:span><text:span text:style-name="a1070" text:class-names=""/></text:p>
        </draw:text-box>
        <svg:title/>
        <svg:desc/>
      </draw:frame>
    </style:master-page>
    <style:master-page style:name="Master3-Layout8-objTx-Content-with-Caption" style:page-layout-name="pageLayout1" draw:style-name="a1074">
      <draw:frame draw:id="id215" draw:layer="Master3-bg" draw:style-name="a107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6" draw:layer="Master3-bg" draw:style-name="a1076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7" draw:layer="Master3-bg" draw:style-name="a10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8" draw:layer="Master3-bg" draw:style-name="a1079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9" draw:layer="Master3-bg" draw:style-name="a1080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20" draw:layer="Master3-bg" draw:style-name="a10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1" presentation:style-name="a1085" draw:name="Title 1" svg:x="1.26307in" svg:y="1.58333in" svg:width="3.71945in" svg:height="1.58333in" presentation:class="title" presentation:placeholder="false">
        <draw:text-box>
          <text:p text:style-name="a1084" text:class-names="" text:cond-style-name=""><text:span text:style-name="a1082" text:class-names="">Click to edit Master title style</text:span><text:span text:style-name="a1083" text:class-names=""/></text:p>
        </draw:text-box>
        <svg:title/>
        <svg:desc/>
      </draw:frame>
      <draw:frame draw:id="id222" presentation:style-name="a1102" draw:name="Content Placeholder 2" svg:x="5.23252in" svg:y="1.58333in" svg:width="5.68241in" svg:height="5in" presentation:class="object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Click to edit Master text styles</text:span></text:p>
            </text:list-item>
          </text:list>
          <text:list text:style-name="a1091">
            <text:list-item>
              <text:list text:style-name="a1091">
                <text:list-item>
                  <text:p text:style-name="a1090" text:class-names="" text:cond-style-name=""><text:span text:style-name="a1089" text:class-names="">Second level</text:span></text:p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p text:style-name="a1093" text:class-names="" text:cond-style-name=""><text:span text:style-name="a10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p text:style-name="a1096" text:class-names="" text:cond-style-name=""><text:span text:style-name="a10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list text:style-name="a1101">
                            <text:list-item>
                              <text:p text:style-name="a1100" text:class-names="" text:cond-style-name=""><text:span text:style-name="a1098" text:class-names="">Fifth level</text:span><text:span text:style-name="a10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1106" draw:name="Text Placeholder 3" svg:x="1.26307in" svg:y="3.42222in" svg:width="3.71945in" svg:height="3.16667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Click to edit Master text styles</text:span></text:p>
            </text:list-item>
          </text:list>
        </draw:text-box>
        <svg:title/>
        <svg:desc/>
      </draw:frame>
      <draw:frame draw:id="id224" presentation:style-name="a1111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110" text:class-names="" text:cond-style-name=""><text:span text:style-name="a1107" text:class-names=""><text:date text:fixed="false" style:data-style-name="a1108">21.03.2025</text:date></text:span><text:span text:style-name="a1109" text:class-names=""/></text:p>
        </draw:text-box>
        <svg:title/>
        <svg:desc/>
      </draw:frame>
      <draw:frame draw:id="id225" presentation:style-name="a1114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226" presentation:style-name="a1118" draw:name="Slide Number Placeholder 6" svg:x="11.32168in" svg:y="0.32341in" svg:width="0.91667in" svg:height="0.83955in" presentation:class="page-number" presentation:placeholder="false">
        <draw:text-box>
          <text:p text:style-name="a1117" text:class-names="" text:cond-style-name=""><text:span text:style-name="a1115" text:class-names=""><text:page-number style:num-format="1" text:fixed="false">‹#›</text:page-number></text:span><text:span text:style-name="a1116" text:class-names=""/></text:p>
        </draw:text-box>
        <svg:title/>
        <svg:desc/>
      </draw:frame>
    </style:master-page>
    <style:master-page style:name="Master3-Layout9-picTx-Picture-with-Caption" style:page-layout-name="pageLayout1" draw:style-name="a1120">
      <draw:frame draw:id="id227" draw:layer="Master3-bg" draw:style-name="a112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28" draw:layer="Master3-bg" draw:style-name="a1122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29" draw:layer="Master3-bg" draw:style-name="a112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30" draw:layer="Master3-bg" draw:style-name="a1125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31" draw:layer="Master3-bg" draw:style-name="a1126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32" draw:layer="Master3-bg" draw:style-name="a112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3" presentation:style-name="a1131" draw:name="Title 1" svg:x="1.26193in" svg:y="2.02777in" svg:width="5.56967in" svg:height="1.72223in" presentation:class="title" presentation:placeholder="false">
        <draw:text-box>
          <text:p text:style-name="a1130" text:class-names="" text:cond-style-name=""><text:span text:style-name="a1128" text:class-names="">Click to edit Master title style</text:span><text:span text:style-name="a1129" text:class-names=""/></text:p>
        </draw:text-box>
        <svg:title/>
        <svg:desc/>
      </draw:frame>
      <draw:frame draw:id="id234" presentation:style-name="a1135" draw:name="Picture Placeholder 2" svg:x="7.60012in" svg:y="1.25in" svg:width="3.5in" svg:height="5in" presentation:class="graphic" presentation:placeholder="false">
        <draw:text-box>
          <text:p text:style-name="a1134" text:class-names="" text:cond-style-name=""><text:span text:style-name="a1132" text:class-names="">Click icon to add picture</text:span><text:span text:style-name="a1133" text:class-names=""/></text:p>
        </draw:text-box>
        <svg:title/>
        <svg:desc/>
      </draw:frame>
      <draw:frame draw:id="id235" presentation:style-name="a1139" draw:name="Text Placeholder 3" svg:x="1.26307in" svg:y="4in" svg:width="5.561in" svg:height="1.5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ck to edit Master text styles</text:span></text:p>
            </text:list-item>
          </text:list>
        </draw:text-box>
        <svg:title/>
        <svg:desc/>
      </draw:frame>
      <draw:frame draw:id="id236" presentation:style-name="a114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21.03.2025</text:date></text:span><text:span text:style-name="a1142" text:class-names=""/></text:p>
        </draw:text-box>
        <svg:title/>
        <svg:desc/>
      </draw:frame>
      <draw:frame draw:id="id237" presentation:style-name="a114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146" text:class-names="" text:cond-style-name=""><text:span text:style-name="a1145" text:class-names=""/></text:p>
        </draw:text-box>
        <svg:title/>
        <svg:desc/>
      </draw:frame>
      <draw:frame draw:id="id238" presentation:style-name="a1151" draw:name="Slide Number Placeholder 6" svg:x="11.32168in" svg:y="0.32341in" svg:width="0.91667in" svg:height="0.83955in" presentation:class="page-number" presentation:placeholder="false">
        <draw:text-box>
          <text:p text:style-name="a1150" text:class-names="" text:cond-style-name=""><text:span text:style-name="a1148" text:class-names=""><text:page-number style:num-format="1" text:fixed="false">‹#›</text:page-number></text:span><text:span text:style-name="a1149" text:class-names=""/></text:p>
        </draw:text-box>
        <svg:title/>
        <svg:desc/>
      </draw:frame>
    </style:master-page>
    <style:master-page style:name="Master3-Layout10-cust-Panoramic-Picture-with-Caption" style:page-layout-name="pageLayout1" draw:style-name="a1153">
      <draw:frame draw:id="id239" draw:layer="Master3-bg" draw:style-name="a115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40" draw:layer="Master3-bg" draw:style-name="a1155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1" draw:layer="Master3-bg" draw:style-name="a115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42" draw:layer="Master3-bg" draw:style-name="a1158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43" draw:layer="Master3-bg" draw:style-name="a1159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44" draw:layer="Master3-bg" draw:style-name="a116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5" presentation:style-name="a1164" draw:name="Title 1" svg:x="1.26308in" svg:y="5.24999in" svg:width="9.65186in" svg:height="0.61979in" presentation:class="title" presentation:placeholder="false">
        <draw:text-box>
          <text:p text:style-name="a1163" text:class-names="" text:cond-style-name=""><text:span text:style-name="a1161" text:class-names="">Click to edit Master title style</text:span><text:span text:style-name="a1162" text:class-names=""/></text:p>
        </draw:text-box>
        <svg:title/>
        <svg:desc/>
      </draw:frame>
      <draw:frame draw:id="id246" presentation:style-name="a1168" draw:name="Picture Placeholder 2" svg:x="1.26307in" svg:y="0.75in" svg:width="9.65186in" svg:height="3.98148in" presentation:class="graphic" presentation:placeholder="false">
        <draw:text-box>
          <text:p text:style-name="a1167" text:class-names="" text:cond-style-name=""><text:span text:style-name="a1165" text:class-names="">Click icon to add picture</text:span><text:span text:style-name="a1166" text:class-names=""/></text:p>
        </draw:text-box>
        <svg:title/>
        <svg:desc/>
      </draw:frame>
      <draw:frame draw:id="id247" presentation:style-name="a1172" draw:name="Text Placeholder 3" svg:x="1.26308in" svg:y="5.86978in" svg:width="9.65185in" svg:height="0.53993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</draw:text-box>
        <svg:title/>
        <svg:desc/>
      </draw:frame>
      <draw:frame draw:id="id248" presentation:style-name="a117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176" text:class-names="" text:cond-style-name=""><text:span text:style-name="a1173" text:class-names=""><text:date text:fixed="false" style:data-style-name="a1174">21.03.2025</text:date></text:span><text:span text:style-name="a1175" text:class-names=""/></text:p>
        </draw:text-box>
        <svg:title/>
        <svg:desc/>
      </draw:frame>
      <draw:frame draw:id="id249" presentation:style-name="a118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250" presentation:style-name="a1184" draw:name="Slide Number Placeholder 6" svg:x="11.32168in" svg:y="0.32341in" svg:width="0.91667in" svg:height="0.83955in" presentation:class="page-number" presentation:placeholder="false">
        <draw:text-box>
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</draw:text-box>
        <svg:title/>
        <svg:desc/>
      </draw:frame>
    </style:master-page>
    <style:master-page style:name="Master3-Layout11-cust-Title-and-Caption" style:page-layout-name="pageLayout1" draw:style-name="a1186">
      <draw:frame draw:id="id251" draw:layer="Master3-bg" draw:style-name="a1187" draw:name="Picture 2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52" draw:layer="Master3-bg" draw:style-name="a1188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53" draw:layer="Master3-bg" draw:style-name="a119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4" draw:layer="Master3-bg" draw:style-name="a119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55" draw:layer="Master3-bg" draw:style-name="a1192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56" draw:layer="Master3-bg" draw:style-name="a1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7" presentation:style-name="a1197" draw:name="Title 1" svg:x="1.26307in" svg:y="1.58333in" svg:width="9.65186in" svg:height="2.16667in" presentation:class="title" presentation:placeholder="false">
        <draw:text-box>
          <text:p text:style-name="a1196" text:class-names="" text:cond-style-name=""><text:span text:style-name="a1194" text:class-names="">Click to edit Master title style</text:span><text:span text:style-name="a1195" text:class-names=""/></text:p>
        </draw:text-box>
        <svg:title/>
        <svg:desc/>
      </draw:frame>
      <draw:frame draw:id="id258" presentation:style-name="a1201" draw:name="Text Placeholder 3" svg:x="1.26307in" svg:y="4in" svg:width="9.65186in" svg:height="2.58333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Click to edit Master text styles</text:span></text:p>
            </text:list-item>
          </text:list>
        </draw:text-box>
        <svg:title/>
        <svg:desc/>
      </draw:frame>
      <draw:frame draw:id="id259" presentation:style-name="a120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05" text:class-names="" text:cond-style-name=""><text:span text:style-name="a1202" text:class-names=""><text:date text:fixed="false" style:data-style-name="a1203">21.03.2025</text:date></text:span><text:span text:style-name="a1204" text:class-names=""/></text:p>
        </draw:text-box>
        <svg:title/>
        <svg:desc/>
      </draw:frame>
      <draw:frame draw:id="id260" presentation:style-name="a120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261" presentation:style-name="a1213" draw:name="Slide Number Placeholder 5" svg:x="11.32168in" svg:y="0.32341in" svg:width="0.91667in" svg:height="0.83955in" presentation:class="page-number" presentation:placeholder="false">
        <draw:text-box>
          <text:p text:style-name="a1212" text:class-names="" text:cond-style-name=""><text:span text:style-name="a1210" text:class-names=""><text:page-number style:num-format="1" text:fixed="false">‹#›</text:page-number></text:span><text:span text:style-name="a1211" text:class-names=""/></text:p>
        </draw:text-box>
        <svg:title/>
        <svg:desc/>
      </draw:frame>
    </style:master-page>
    <style:master-page style:name="Master3-Layout12-cust-Quote-with-Caption" style:page-layout-name="pageLayout1" draw:style-name="a1215">
      <draw:frame draw:id="id262" draw:layer="Master3-bg" draw:style-name="a1216" draw:name="Picture 2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63" draw:layer="Master3-bg" draw:style-name="a121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64" draw:layer="Master3-bg" draw:style-name="a121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65" draw:layer="Master3-bg" draw:style-name="a122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6" draw:layer="Master3-bg" draw:style-name="a1221" draw:name="Picture 12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67" draw:layer="Master3-bg" draw:style-name="a12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8" presentation:style-name="a1226" draw:name="Title 1" svg:x="1.72222in" svg:y="1.58333in" svg:width="8.74816in" svg:height="2.54087in" presentation:class="title" presentation:placeholder="false">
        <draw:text-box>
          <text:p text:style-name="a1225" text:class-names="" text:cond-style-name=""><text:span text:style-name="a1223" text:class-names="">Click to edit Master title style</text:span><text:span text:style-name="a1224" text:class-names=""/></text:p>
        </draw:text-box>
        <svg:title/>
        <svg:desc/>
      </draw:frame>
      <draw:frame draw:id="id269" presentation:style-name="a1230" draw:name="Text Placeholder 3" svg:x="2.11111in" svg:y="4.12421in" svg:width="7.96112in" svg:height="0.37421in" presentation:class="outline" presentation:placeholder="false">
        <draw:text-box>
          <text:list text:style-name="a1229">
            <text:list-item>
              <text:p text:style-name="a1228" text:class-names="" text:cond-style-name=""><text:span text:style-name="a1227" text:class-names="">Click to edit Master text styles</text:span></text:p>
            </text:list-item>
          </text:list>
        </draw:text-box>
        <svg:title/>
        <svg:desc/>
      </draw:frame>
      <draw:frame draw:id="id270" presentation:style-name="a1234" draw:name="Text Placeholder 3" svg:x="1.26307in" svg:y="4.75794in" svg:width="9.65186in" svg:height="1.83333in" presentation:class="outline" presentation:placeholder="false">
        <draw:text-box>
          <text:list text:style-name="a1233">
            <text:list-item>
              <text:p text:style-name="a1232" text:class-names="" text:cond-style-name=""><text:span text:style-name="a1231" text:class-names="">Click to edit Master text styles</text:span></text:p>
            </text:list-item>
          </text:list>
        </draw:text-box>
        <svg:title/>
        <svg:desc/>
      </draw:frame>
      <draw:frame draw:id="id271" presentation:style-name="a123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38" text:class-names="" text:cond-style-name=""><text:span text:style-name="a1235" text:class-names=""><text:date text:fixed="false" style:data-style-name="a1236">21.03.2025</text:date></text:span><text:span text:style-name="a1237" text:class-names=""/></text:p>
        </draw:text-box>
        <svg:title/>
        <svg:desc/>
      </draw:frame>
      <draw:frame draw:id="id272" presentation:style-name="a124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273" presentation:style-name="a1246" draw:name="Slide Number Placeholder 5" svg:x="11.32168in" svg:y="0.32341in" svg:width="0.91667in" svg:height="0.83955in" presentation:class="page-number" presentation:placeholder="false">
        <draw:text-box>
          <text:p text:style-name="a1245" text:class-names="" text:cond-style-name=""><text:span text:style-name="a1243" text:class-names=""><text:page-number style:num-format="1" text:fixed="false">‹#›</text:page-number></text:span><text:span text:style-name="a1244" text:class-names=""/></text:p>
        </draw:text-box>
        <svg:title/>
        <svg:desc/>
      </draw:frame>
      <draw:frame draw:id="id274" draw:style-name="a1249" draw:name="TextBox 11" svg:x="0.98239in" svg:y="1.06218in" svg:width="0.87698in" svg:height="2.15417in">
        <draw:text-box>
          <text:p text:style-name="a1248" text:class-names="" text:cond-style-name=""><text:span text:style-name="a1247" text:class-names="">“</text:span></text:p>
        </draw:text-box>
        <svg:title/>
        <svg:desc/>
      </draw:frame>
      <draw:frame draw:id="id275" draw:style-name="a1252" draw:name="TextBox 14" svg:x="10.20395in" svg:y="2.85847in" svg:width="0.87698in" svg:height="2.15417in">
        <draw:text-box>
          <text:p text:style-name="a1251" text:class-names="" text:cond-style-name=""><text:span text:style-name="a1250" text:class-names="">”</text:span></text:p>
        </draw:text-box>
        <svg:title/>
        <svg:desc/>
      </draw:frame>
    </style:master-page>
    <style:master-page style:name="Master3-Layout13-cust-Name-Card" style:page-layout-name="pageLayout1" draw:style-name="a1254">
      <draw:frame draw:id="id276" draw:layer="Master3-bg" draw:style-name="a1255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77" draw:layer="Master3-bg" draw:style-name="a1256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78" draw:layer="Master3-bg" draw:style-name="a125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79" draw:layer="Master3-bg" draw:style-name="a1259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80" draw:layer="Master3-bg" draw:style-name="a1260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81" draw:layer="Master3-bg" draw:style-name="a126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2" presentation:style-name="a1265" draw:name="Title 1" svg:x="1.26307in" svg:y="3.41667in" svg:width="9.65186in" svg:height="1.80794in" presentation:class="title" presentation:placeholder="false">
        <draw:text-box>
          <text:p text:style-name="a1264" text:class-names="" text:cond-style-name=""><text:span text:style-name="a1262" text:class-names="">Click to edit Master title style</text:span><text:span text:style-name="a1263" text:class-names=""/></text:p>
        </draw:text-box>
        <svg:title/>
        <svg:desc/>
      </draw:frame>
      <draw:frame draw:id="id283" presentation:style-name="a1269" draw:name="Text Placeholder 2" svg:x="1.26307in" svg:y="5.22461in" svg:width="9.65186in" svg:height="0.94094in" presentation:class="outline" presentation:placeholder="false">
        <draw:text-box>
          <text:list text:style-name="a1268">
            <text:list-item>
              <text:p text:style-name="a1267" text:class-names="" text:cond-style-name=""><text:span text:style-name="a1266" text:class-names="">Click to edit Master text styles</text:span></text:p>
            </text:list-item>
          </text:list>
        </draw:text-box>
        <svg:title/>
        <svg:desc/>
      </draw:frame>
      <draw:frame draw:id="id284" presentation:style-name="a12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73" text:class-names="" text:cond-style-name=""><text:span text:style-name="a1270" text:class-names=""><text:date text:fixed="false" style:data-style-name="a1271">21.03.2025</text:date></text:span><text:span text:style-name="a1272" text:class-names=""/></text:p>
        </draw:text-box>
        <svg:title/>
        <svg:desc/>
      </draw:frame>
      <draw:frame draw:id="id285" presentation:style-name="a12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286" presentation:style-name="a1281" draw:name="Slide Number Placeholder 5" svg:x="11.32168in" svg:y="0.32341in" svg:width="0.91667in" svg:height="0.83955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>‹#›</text:page-number></text:span><text:span text:style-name="a1279" text:class-names=""/></text:p>
        </draw:text-box>
        <svg:title/>
        <svg:desc/>
      </draw:frame>
    </style:master-page>
    <style:master-page style:name="Master3-Layout14-cust-3-Column" style:page-layout-name="pageLayout1" draw:style-name="a1283">
      <draw:frame draw:id="id287" draw:layer="Master3-bg" draw:style-name="a128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88" draw:layer="Master3-bg" draw:style-name="a1285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89" draw:layer="Master3-bg" draw:style-name="a128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90" draw:layer="Master3-bg" draw:style-name="a1288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91" draw:layer="Master3-bg" draw:style-name="a1289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92" draw:layer="Master3-bg" draw:style-name="a129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3" presentation:style-name="a1294" draw:name="Title 1" svg:x="0.7066in" svg:y="0.4951in" svg:width="10.28513in" svg:height="1.53164in" presentation:class="title" presentation:placeholder="false">
        <draw:text-box>
          <text:p text:style-name="a1293" text:class-names="" text:cond-style-name=""><text:span text:style-name="a1291" text:class-names="">Click to edit Master title style</text:span><text:span text:style-name="a1292" text:class-names=""/></text:p>
        </draw:text-box>
        <svg:title/>
        <svg:desc/>
      </draw:frame>
      <draw:frame draw:id="id294" presentation:style-name="a1298" draw:name="Text Placeholder 2" svg:x="0.6922in" svg:y="2.16667in" svg:width="3.22273in" svg:height="0.63021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295" presentation:style-name="a1302" draw:name="Text Placeholder 3" svg:x="0.71354in" svg:y="2.91667in" svg:width="3.20139in" svg:height="3.92535in" presentation:class="outline" presentation:placeholder="false">
        <draw:text-box>
          <text:list text:style-name="a1301">
            <text:list-item>
              <text:p text:style-name="a1300" text:class-names="" text:cond-style-name=""><text:span text:style-name="a1299" text:class-names="">Click to edit Master text styles</text:span></text:p>
            </text:list-item>
          </text:list>
        </draw:text-box>
        <svg:title/>
        <svg:desc/>
      </draw:frame>
      <draw:frame draw:id="id296" presentation:style-name="a1306" draw:name="Text Placeholder 4" svg:x="4.24722in" svg:y="2.16667in" svg:width="3.21111in" svg:height="0.63021in" presentation:class="outline" presentation:placeholder="false">
        <draw:text-box>
          <text:list text:style-name="a1305">
            <text:list-item>
              <text:p text:style-name="a1304" text:class-names="" text:cond-style-name=""><text:span text:style-name="a1303" text:class-names="">Click to edit Master text styles</text:span></text:p>
            </text:list-item>
          </text:list>
        </draw:text-box>
        <svg:title/>
        <svg:desc/>
      </draw:frame>
      <draw:frame draw:id="id297" presentation:style-name="a1310" draw:name="Text Placeholder 3" svg:x="4.23568in" svg:y="2.91667in" svg:width="3.22265in" svg:height="3.92535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Click to edit Master text styles</text:span></text:p>
            </text:list-item>
          </text:list>
        </draw:text-box>
        <svg:title/>
        <svg:desc/>
      </draw:frame>
      <draw:frame draw:id="id298" presentation:style-name="a1314" draw:name="Text Placeholder 4" svg:x="7.79167in" svg:y="2.16667in" svg:width="3.2066in" svg:height="0.63021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Click to edit Master text styles</text:span></text:p>
            </text:list-item>
          </text:list>
        </draw:text-box>
        <svg:title/>
        <svg:desc/>
      </draw:frame>
      <draw:frame draw:id="id299" presentation:style-name="a1318" draw:name="Text Placeholder 3" svg:x="7.79167in" svg:y="2.91667in" svg:width="3.2066in" svg:height="3.92535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300" draw:style-name="a1319" draw:name="Straight Connector 16">
        <svg:title/>
        <svg:desc/>
      </draw:connector>
      <draw:connector draw:type="line" svg:x1="7.61398in" svg:y1="2.33333in" svg:x2="7.61398in" svg:y2="6.67157in" draw:id="id301" draw:style-name="a1320" draw:name="Straight Connector 17">
        <svg:title/>
        <svg:desc/>
      </draw:connector>
      <draw:frame draw:id="id302" presentation:style-name="a132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24" text:class-names="" text:cond-style-name=""><text:span text:style-name="a1321" text:class-names=""><text:date text:fixed="false" style:data-style-name="a1322">21.03.2025</text:date></text:span><text:span text:style-name="a1323" text:class-names=""/></text:p>
        </draw:text-box>
        <svg:title/>
        <svg:desc/>
      </draw:frame>
      <draw:frame draw:id="id303" presentation:style-name="a132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27" text:class-names="" text:cond-style-name=""><text:span text:style-name="a1326" text:class-names=""/></text:p>
        </draw:text-box>
        <svg:title/>
        <svg:desc/>
      </draw:frame>
      <draw:frame draw:id="id304" presentation:style-name="a1332" draw:name="Slide Number Placeholder 5" svg:x="11.32168in" svg:y="0.32341in" svg:width="0.91667in" svg:height="0.83955in" presentation:class="page-number" presentation:placeholder="false">
        <draw:text-box>
          <text:p text:style-name="a1331" text:class-names="" text:cond-style-name=""><text:span text:style-name="a1329" text:class-names=""><text:page-number style:num-format="1" text:fixed="false">‹#›</text:page-number></text:span><text:span text:style-name="a1330" text:class-names=""/></text:p>
        </draw:text-box>
        <svg:title/>
        <svg:desc/>
      </draw:frame>
    </style:master-page>
    <style:master-page style:name="Master3-Layout15-cust-3-Picture-Column" style:page-layout-name="pageLayout1" draw:style-name="a1334">
      <draw:frame draw:id="id305" draw:layer="Master3-bg" draw:style-name="a133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06" draw:layer="Master3-bg" draw:style-name="a1336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07" draw:layer="Master3-bg" draw:style-name="a133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08" draw:layer="Master3-bg" draw:style-name="a1339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09" draw:layer="Master3-bg" draw:style-name="a1340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10" draw:layer="Master3-bg" draw:style-name="a134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1" presentation:style-name="a1345" draw:name="Title 1" svg:x="0.7066in" svg:y="0.4951in" svg:width="10.28513in" svg:height="1.53164in" presentation:class="title" presentation:placeholder="false">
        <draw:text-box>
          <text:p text:style-name="a1344" text:class-names="" text:cond-style-name=""><text:span text:style-name="a1342" text:class-names="">Click to edit Master title style</text:span><text:span text:style-name="a1343" text:class-names=""/></text:p>
        </draw:text-box>
        <svg:title/>
        <svg:desc/>
      </draw:frame>
      <draw:frame draw:id="id312" presentation:style-name="a1349" draw:name="Text Placeholder 2" svg:x="0.71354in" svg:y="4.64889in" svg:width="3.21528in" svg:height="0.63021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313" presentation:style-name="a1353" draw:name="Picture Placeholder 2" svg:x="0.71354in" svg:y="2.41667in" svg:width="3.21528in" svg:height="1.66667in" presentation:class="graphic" presentation:placeholder="false">
        <draw:text-box>
          <text:p text:style-name="a1352" text:class-names="" text:cond-style-name=""><text:span text:style-name="a1350" text:class-names="">Click icon to add picture</text:span><text:span text:style-name="a1351" text:class-names=""/></text:p>
        </draw:text-box>
        <svg:title/>
        <svg:desc/>
      </draw:frame>
      <draw:frame draw:id="id314" presentation:style-name="a1357" draw:name="Text Placeholder 3" svg:x="0.71354in" svg:y="5.2791in" svg:width="3.21528in" svg:height="0.7209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Click to edit Master text styles</text:span></text:p>
            </text:list-item>
          </text:list>
        </draw:text-box>
        <svg:title/>
        <svg:desc/>
      </draw:frame>
      <draw:frame draw:id="id315" presentation:style-name="a1361" draw:name="Text Placeholder 4" svg:x="4.25347in" svg:y="4.64889in" svg:width="3.20486in" svg:height="0.63021in" presentation:class="outline" presentation:placeholder="false">
        <draw:text-box>
          <text:list text:style-name="a1360">
            <text:list-item>
              <text:p text:style-name="a1359" text:class-names="" text:cond-style-name=""><text:span text:style-name="a1358" text:class-names="">Click to edit Master text styles</text:span></text:p>
            </text:list-item>
          </text:list>
        </draw:text-box>
        <svg:title/>
        <svg:desc/>
      </draw:frame>
      <draw:frame draw:id="id316" presentation:style-name="a1365" draw:name="Picture Placeholder 2" svg:x="4.25347in" svg:y="2.41667in" svg:width="3.20486in" svg:height="1.66667in" presentation:class="graphic" presentation:placeholder="false">
        <draw:text-box>
          <text:p text:style-name="a1364" text:class-names="" text:cond-style-name=""><text:span text:style-name="a1362" text:class-names="">Click icon to add picture</text:span><text:span text:style-name="a1363" text:class-names=""/></text:p>
        </draw:text-box>
        <svg:title/>
        <svg:desc/>
      </draw:frame>
      <draw:frame draw:id="id317" presentation:style-name="a1369" draw:name="Text Placeholder 3" svg:x="4.25199in" svg:y="5.2791in" svg:width="3.20911in" svg:height="0.7209in" presentation:class="outline" presentation:placeholder="false">
        <draw:text-box>
          <text:list text:style-name="a1368">
            <text:list-item>
              <text:p text:style-name="a1367" text:class-names="" text:cond-style-name=""><text:span text:style-name="a1366" text:class-names="">Click to edit Master text styles</text:span></text:p>
            </text:list-item>
          </text:list>
        </draw:text-box>
        <svg:title/>
        <svg:desc/>
      </draw:frame>
      <draw:frame draw:id="id318" presentation:style-name="a1373" draw:name="Text Placeholder 4" svg:x="7.79167in" svg:y="4.64889in" svg:width="3.2066in" svg:height="0.63021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319" presentation:style-name="a1377" draw:name="Picture Placeholder 2" svg:x="7.79167in" svg:y="2.41667in" svg:width="3.2066in" svg:height="1.66667in" presentation:class="graphic" presentation:placeholder="false">
        <draw:text-box>
          <text:p text:style-name="a1376" text:class-names="" text:cond-style-name=""><text:span text:style-name="a1374" text:class-names="">Click icon to add picture</text:span><text:span text:style-name="a1375" text:class-names=""/></text:p>
        </draw:text-box>
        <svg:title/>
        <svg:desc/>
      </draw:frame>
      <draw:frame draw:id="id320" presentation:style-name="a1381" draw:name="Text Placeholder 3" svg:x="7.79153in" svg:y="5.2791in" svg:width="3.21085in" svg:height="0.7209in" presentation:class="outline" presentation:placeholder="false">
        <draw:text-box>
          <text:list text:style-name="a1380">
            <text:list-item>
              <text:p text:style-name="a1379" text:class-names="" text:cond-style-name=""><text:span text:style-name="a1378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321" draw:style-name="a1382" draw:name="Straight Connector 18">
        <svg:title/>
        <svg:desc/>
      </draw:connector>
      <draw:connector draw:type="line" svg:x1="7.61398in" svg:y1="2.33333in" svg:x2="7.61398in" svg:y2="6.67157in" draw:id="id322" draw:style-name="a1383" draw:name="Straight Connector 19">
        <svg:title/>
        <svg:desc/>
      </draw:connector>
      <draw:frame draw:id="id323" presentation:style-name="a13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87" text:class-names="" text:cond-style-name=""><text:span text:style-name="a1384" text:class-names=""><text:date text:fixed="false" style:data-style-name="a1385">21.03.2025</text:date></text:span><text:span text:style-name="a1386" text:class-names=""/></text:p>
        </draw:text-box>
        <svg:title/>
        <svg:desc/>
      </draw:frame>
      <draw:frame draw:id="id324" presentation:style-name="a13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90" text:class-names="" text:cond-style-name=""><text:span text:style-name="a1389" text:class-names=""/></text:p>
        </draw:text-box>
        <svg:title/>
        <svg:desc/>
      </draw:frame>
      <draw:frame draw:id="id325" presentation:style-name="a1395" draw:name="Slide Number Placeholder 5" svg:x="11.32168in" svg:y="0.32341in" svg:width="0.91667in" svg:height="0.83955in" presentation:class="page-number" presentation:placeholder="false">
        <draw:text-box>
          <text:p text:style-name="a1394" text:class-names="" text:cond-style-name=""><text:span text:style-name="a1392" text:class-names=""><text:page-number style:num-format="1" text:fixed="false">‹#›</text:page-number></text:span><text:span text:style-name="a1393" text:class-names=""/></text:p>
        </draw:text-box>
        <svg:title/>
        <svg:desc/>
      </draw:frame>
    </style:master-page>
    <style:master-page style:name="Master3-Layout16-vertTx-Title-and-Vertical-Text" style:page-layout-name="pageLayout1" draw:style-name="a1397">
      <draw:frame draw:id="id326" draw:layer="Master3-bg" draw:style-name="a1398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27" draw:layer="Master3-bg" draw:style-name="a1399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28" draw:layer="Master3-bg" draw:style-name="a140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29" draw:layer="Master3-bg" draw:style-name="a1402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30" draw:layer="Master3-bg" draw:style-name="a1403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31" draw:layer="Master3-bg" draw:style-name="a140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2" presentation:style-name="a1408" draw:name="Title 1" svg:x="0.7066in" svg:y="0.4951in" svg:width="10.28513in" svg:height="1.53164in" presentation:class="title" presentation:placeholder="false">
        <draw:text-box>
          <text:p text:style-name="a1407" text:class-names="" text:cond-style-name=""><text:span text:style-name="a1405" text:class-names="">Click to edit Master title style</text:span><text:span text:style-name="a1406" text:class-names=""/></text:p>
        </draw:text-box>
        <svg:title/>
        <svg:desc/>
      </draw:frame>
      <draw:frame draw:id="id333" presentation:style-name="a1425" draw:name="Vertical Text Placeholder 2" svg:x="1.2066in" svg:y="2.2451in" svg:width="9.78406in" svg:height="4.58823in" presentation:class="outline" presentation:placeholder="false">
        <draw:text-box>
          <text:list text:style-name="a1411">
            <text:list-item>
              <text:p text:style-name="a1410" text:class-names="" text:cond-style-name=""><text:span text:style-name="a1409" text:class-names="">Click to edit Master text styles</text:span></text:p>
            </text:list-item>
          </text:list>
          <text:list text:style-name="a1414">
            <text:list-item>
              <text:list text:style-name="a1414">
                <text:list-item>
                  <text:p text:style-name="a1413" text:class-names="" text:cond-style-name=""><text:span text:style-name="a1412" text:class-names="">Second level</text:span></text:p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p text:style-name="a1416" text:class-names="" text:cond-style-name=""><text:span text:style-name="a14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p text:style-name="a1419" text:class-names="" text:cond-style-name=""><text:span text:style-name="a14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4">
            <text:list-item>
              <text:list text:style-name="a1424">
                <text:list-item>
                  <text:list text:style-name="a1424">
                    <text:list-item>
                      <text:list text:style-name="a1424">
                        <text:list-item>
                          <text:list text:style-name="a1424">
                            <text:list-item>
                              <text:p text:style-name="a1423" text:class-names="" text:cond-style-name=""><text:span text:style-name="a1421" text:class-names="">Fifth level</text:span><text:span text:style-name="a1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4" presentation:style-name="a143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429" text:class-names="" text:cond-style-name=""><text:span text:style-name="a1426" text:class-names=""><text:date text:fixed="false" style:data-style-name="a1427">21.03.2025</text:date></text:span><text:span text:style-name="a1428" text:class-names=""/></text:p>
        </draw:text-box>
        <svg:title/>
        <svg:desc/>
      </draw:frame>
      <draw:frame draw:id="id335" presentation:style-name="a143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432" text:class-names="" text:cond-style-name=""><text:span text:style-name="a1431" text:class-names=""/></text:p>
        </draw:text-box>
        <svg:title/>
        <svg:desc/>
      </draw:frame>
      <draw:frame draw:id="id336" presentation:style-name="a1437" draw:name="Slide Number Placeholder 5" svg:x="11.32168in" svg:y="0.32341in" svg:width="0.91667in" svg:height="0.83955in" presentation:class="page-number" presentation:placeholder="false">
        <draw:text-box>
          <text:p text:style-name="a1436" text:class-names="" text:cond-style-name=""><text:span text:style-name="a1434" text:class-names=""><text:page-number style:num-format="1" text:fixed="false">‹#›</text:page-number></text:span><text:span text:style-name="a1435" text:class-names=""/></text:p>
        </draw:text-box>
        <svg:title/>
        <svg:desc/>
      </draw:frame>
    </style:master-page>
    <style:master-page style:name="Master3-Layout17-vertTitleAndTx-Vertical-Title-and-Text" style:page-layout-name="pageLayout1" draw:style-name="a1439">
      <draw:frame draw:id="id337" draw:layer="Master3-bg" draw:style-name="a1440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38" draw:layer="Master3-bg" draw:style-name="a1441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39" draw:layer="Master3-bg" draw:style-name="a144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40" draw:layer="Master3-bg" draw:style-name="a1444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41" draw:layer="Master3-bg" draw:style-name="a1445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42" draw:layer="Master3-bg" draw:style-name="a144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3" presentation:style-name="a1450" draw:name="Vertical Title 1" svg:x="9.0816in" svg:y="0.47049in" svg:width="1.91667in" svg:height="6.37153in" presentation:class="title" presentation:placeholder="false">
        <draw:text-box>
          <text:p text:style-name="a1449" text:class-names="" text:cond-style-name=""><text:span text:style-name="a1447" text:class-names="">Click to edit Master title style</text:span><text:span text:style-name="a1448" text:class-names=""/></text:p>
        </draw:text-box>
        <svg:title/>
        <svg:desc/>
      </draw:frame>
      <draw:frame draw:id="id344" presentation:style-name="a1467" draw:name="Vertical Text Placeholder 2" svg:x="0.71354in" svg:y="0.97049in" svg:width="8.11805in" svg:height="5.87153in" presentation:class="outline" presentation:placeholder="false">
        <draw:text-box>
          <text:list text:style-name="a1453">
            <text:list-item>
              <text:p text:style-name="a1452" text:class-names="" text:cond-style-name=""><text:span text:style-name="a1451" text:class-names="">Click to edit Master text styles</text:span></text:p>
            </text:list-item>
          </text:list>
          <text:list text:style-name="a1456">
            <text:list-item>
              <text:list text:style-name="a1456">
                <text:list-item>
                  <text:p text:style-name="a1455" text:class-names="" text:cond-style-name=""><text:span text:style-name="a1454" text:class-names="">Second level</text:span></text:p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p text:style-name="a1458" text:class-names="" text:cond-style-name=""><text:span text:style-name="a1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2">
            <text:list-item>
              <text:list text:style-name="a1462">
                <text:list-item>
                  <text:list text:style-name="a1462">
                    <text:list-item>
                      <text:list text:style-name="a1462">
                        <text:list-item>
                          <text:p text:style-name="a1461" text:class-names="" text:cond-style-name=""><text:span text:style-name="a1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6">
            <text:list-item>
              <text:list text:style-name="a1466">
                <text:list-item>
                  <text:list text:style-name="a1466">
                    <text:list-item>
                      <text:list text:style-name="a1466">
                        <text:list-item>
                          <text:list text:style-name="a1466">
                            <text:list-item>
                              <text:p text:style-name="a1465" text:class-names="" text:cond-style-name=""><text:span text:style-name="a1463" text:class-names="">Fifth level</text:span><text:span text:style-name="a14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5" presentation:style-name="a147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471" text:class-names="" text:cond-style-name=""><text:span text:style-name="a1468" text:class-names=""><text:date text:fixed="false" style:data-style-name="a1469">21.03.2025</text:date></text:span><text:span text:style-name="a1470" text:class-names=""/></text:p>
        </draw:text-box>
        <svg:title/>
        <svg:desc/>
      </draw:frame>
      <draw:frame draw:id="id346" presentation:style-name="a147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474" text:class-names="" text:cond-style-name=""><text:span text:style-name="a1473" text:class-names=""/></text:p>
        </draw:text-box>
        <svg:title/>
        <svg:desc/>
      </draw:frame>
      <draw:frame draw:id="id347" presentation:style-name="a1479" draw:name="Slide Number Placeholder 5" svg:x="11.32168in" svg:y="0.32341in" svg:width="0.91667in" svg:height="0.83955in" presentation:class="page-number" presentation:placeholder="false">
        <draw:text-box>
          <text:p text:style-name="a1478" text:class-names="" text:cond-style-name=""><text:span text:style-name="a1476" text:class-names=""><text:page-number style:num-format="1" text:fixed="false">‹#›</text:page-number></text:span><text:span text:style-name="a14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redrg2904@osloskolen.no</meta:initial-creator>
    <dc:creator>fredrg2904@osloskolen.no</dc:creator>
    <meta:creation-date>2025-03-21T18:29:11Z</meta:creation-date>
    <dc:date>2025-03-21T18:42:53Z</dc:date>
    <meta:template xlink:href="" xlink:type="simple"/>
    <meta:editing-cycles>1</meta:editing-cycles>
    <meta:editing-duration>PT286S</meta:editing-duration>
    <meta:document-statistic meta:paragraph-count="5" meta:word-count="8"/>
  </office:meta>
</office:document-meta>
</file>